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492cm" style:rel-column-width="9607*"/>
    </style:style>
    <style:style style:name="Table6.B" style:family="table-column">
      <style:table-column-properties style:column-width="8.105cm" style:rel-column-width="31244*"/>
    </style:style>
    <style:style style:name="Table6.C" style:family="table-column">
      <style:table-column-properties style:column-width="6.403cm" style:rel-column-width="24684*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605cm" style:rel-column-width="13898*"/>
    </style:style>
    <style:style style:name="Table3.B" style:family="table-column">
      <style:table-column-properties style:column-width="13.395cm" style:rel-column-width="51637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6" style:family="table-row">
      <style:table-row-properties style:min-row-height="0.781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605cm" style:rel-column-width="13898*"/>
    </style:style>
    <style:style style:name="Table4.B" style:family="table-column">
      <style:table-column-properties style:column-width="13.395cm" style:rel-column-width="51637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6" style:family="table-row">
      <style:table-row-properties style:min-row-height="0.781cm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605cm" style:rel-column-width="13898*"/>
    </style:style>
    <style:style style:name="Table5.B" style:family="table-column">
      <style:table-column-properties style:column-width="13.395cm" style:rel-column-width="51637*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6" style:family="table-row">
      <style:table-row-properties style:min-row-height="0.781cm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3.605cm" style:rel-column-width="13898*"/>
    </style:style>
    <style:style style:name="Table7.B" style:family="table-column">
      <style:table-column-properties style:column-width="13.395cm" style:rel-column-width="51637*"/>
    </style:style>
    <style:style style:name="Table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6" style:family="table-row">
      <style:table-row-properties style:min-row-height="0.781cm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3.605cm" style:rel-column-width="13898*"/>
    </style:style>
    <style:style style:name="Table8.B" style:family="table-column">
      <style:table-column-properties style:column-width="13.395cm" style:rel-column-width="51637*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6" style:family="table-row">
      <style:table-row-properties style:min-row-height="0.781cm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3.605cm" style:rel-column-width="13898*"/>
    </style:style>
    <style:style style:name="Table9.B" style:family="table-column">
      <style:table-column-properties style:column-width="13.395cm" style:rel-column-width="51637*"/>
    </style:style>
    <style:style style:name="Table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6" style:family="table-row">
      <style:table-row-properties style:min-row-height="0.781cm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605cm" style:rel-column-width="13898*"/>
    </style:style>
    <style:style style:name="Table1.B" style:family="table-column">
      <style:table-column-properties style:column-width="13.395cm" style:rel-column-width="51637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6" style:family="table-row">
      <style:table-row-properties style:min-row-height="0.781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605cm" style:rel-column-width="13898*"/>
    </style:style>
    <style:style style:name="Table2.B" style:family="table-column">
      <style:table-column-properties style:column-width="13.395cm" style:rel-column-width="51637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6" style:family="table-row">
      <style:table-row-properties style:min-row-height="0.781cm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margin-top="0cm" fo:margin-bottom="0cm" loext:contextual-spacing="false"/>
      <style:text-properties officeooo:rsid="000959c3" officeooo:paragraph-rsid="000959c3"/>
    </style:style>
    <style:style style:name="P3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0a49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6df8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7cd6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4c80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8087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5354b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52f9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480877" officeooo:paragraph-rsid="0048087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4ac358" officeooo:paragraph-rsid="004ac35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4bdc32" officeooo:paragraph-rsid="00501b1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452f95" officeooo:paragraph-rsid="007eb5d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7d257f" officeooo:paragraph-rsid="007eb5d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7eb5dd" officeooo:paragraph-rsid="007eb5d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bold" officeooo:rsid="00503f62" officeooo:paragraph-rsid="00503f62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7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solid" style:text-underline-width="auto" style:text-underline-color="font-color" fo:font-weight="bold" officeooo:rsid="000a49ad" officeooo:paragraph-rsid="0047cd63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8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officeooo:paragraph-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3pt" fo:font-style="normal" fo:text-shadow="none" style:text-underline-style="none" fo:font-weight="bold" officeooo:rsid="0047cd63" officeooo:paragraph-rsid="004ac358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20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3pt" fo:font-style="normal" fo:text-shadow="none" style:text-underline-style="none" fo:font-weight="bold" officeooo:rsid="000a49ad" officeooo:paragraph-rsid="000a49a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21" style:family="paragraph" style:parent-style-name="Text_20_body">
      <style:paragraph-properties fo:margin-top="0cm" fo:margin-bottom="0cm" loext:contextual-spacing="false"/>
      <style:text-properties style:font-name="DejaVu Sans" fo:font-size="11pt" officeooo:rsid="004bdc32" officeooo:paragraph-rsid="00501b12" style:font-size-asian="11pt" style:font-size-complex="11pt"/>
    </style:style>
    <style:style style:name="P22" style:family="paragraph" style:parent-style-name="Text_20_body">
      <style:paragraph-properties fo:margin-top="0cm" fo:margin-bottom="0cm" loext:contextual-spacing="false"/>
      <style:text-properties style:font-name="DejaVu Sans" fo:font-size="11pt" officeooo:rsid="00188b07" officeooo:paragraph-rsid="00188b07" style:font-size-asian="11pt" style:font-size-complex="11pt"/>
    </style:style>
    <style:style style:name="P23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14d6ad" style:font-size-asian="11pt" style:font-size-complex="11pt"/>
    </style:style>
    <style:style style:name="P24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1abf33" style:font-size-asian="11pt" style:font-size-complex="11pt"/>
    </style:style>
    <style:style style:name="P25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2608a4" style:font-size-asian="11pt" style:font-size-complex="11pt"/>
    </style:style>
    <style:style style:name="P26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2d7f69" style:font-size-asian="11pt" style:font-size-complex="11pt"/>
    </style:style>
    <style:style style:name="P27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5de1c1" style:font-size-asian="11pt" style:font-size-complex="11pt"/>
    </style:style>
    <style:style style:name="P28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613ab5" style:font-size-asian="11pt" style:font-size-complex="11pt"/>
    </style:style>
    <style:style style:name="P29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682145" style:font-size-asian="11pt" style:font-size-complex="11pt"/>
    </style:style>
    <style:style style:name="P30" style:family="paragraph" style:parent-style-name="Text_20_body">
      <style:paragraph-properties fo:margin-top="0cm" fo:margin-bottom="0cm" loext:contextual-spacing="false"/>
      <style:text-properties style:font-name="DejaVu Sans" fo:font-size="11pt" officeooo:rsid="00503f62" officeooo:paragraph-rsid="00503f62" style:font-size-asian="11pt" style:font-size-complex="11pt"/>
    </style:style>
    <style:style style:name="P31" style:family="paragraph" style:parent-style-name="Text_20_body">
      <style:paragraph-properties fo:margin-top="0cm" fo:margin-bottom="0cm" loext:contextual-spacing="false"/>
      <style:text-properties style:font-name="DejaVu Sans" fo:font-size="11pt" officeooo:paragraph-rsid="00524dbc" style:font-size-asian="11pt" style:font-size-complex="11pt"/>
    </style:style>
    <style:style style:name="P32" style:family="paragraph" style:parent-style-name="Text_20_body">
      <style:paragraph-properties fo:margin-top="0cm" fo:margin-bottom="0cm" loext:contextual-spacing="false"/>
      <style:text-properties style:font-name="DejaVu Sans" fo:font-size="11pt" officeooo:paragraph-rsid="0079afb2" style:font-size-asian="11pt" style:font-size-complex="11pt"/>
    </style:style>
    <style:style style:name="P33" style:family="paragraph" style:parent-style-name="Text_20_body">
      <style:paragraph-properties fo:margin-top="0cm" fo:margin-bottom="0cm" loext:contextual-spacing="false"/>
      <style:text-properties style:font-name="DejaVu Sans" fo:font-size="11pt" officeooo:paragraph-rsid="0014d6ad" style:font-size-asian="11pt" style:font-size-complex="11pt"/>
    </style:style>
    <style:style style:name="P34" style:family="paragraph" style:parent-style-name="Text_20_body">
      <style:paragraph-properties fo:margin-top="0cm" fo:margin-bottom="0cm" loext:contextual-spacing="false"/>
      <style:text-properties style:font-name="DejaVu Sans" fo:font-size="11pt" style:text-underline-style="solid" style:text-underline-width="auto" style:text-underline-color="font-color" fo:font-weight="bold" officeooo:rsid="00501b12" officeooo:paragraph-rsid="00501b12" style:font-size-asian="11pt" style:font-weight-asian="bold" style:font-size-complex="11pt" style:font-weight-complex="bold"/>
    </style:style>
    <style:style style:name="P35" style:family="paragraph" style:parent-style-name="Text_20_body">
      <style:paragraph-properties fo:margin-top="0cm" fo:margin-bottom="0cm" loext:contextual-spacing="false" fo:text-align="start" style:justify-single-word="false"/>
      <style:text-properties officeooo:paragraph-rsid="00503f62"/>
    </style:style>
    <style:style style:name="P36" style:family="paragraph" style:parent-style-name="Text_20_body">
      <style:paragraph-properties fo:margin-top="0cm" fo:margin-bottom="0cm" loext:contextual-spacing="false" fo:text-align="start" style:justify-single-word="false"/>
      <style:text-properties fo:font-weight="bold" officeooo:rsid="00503f62" officeooo:paragraph-rsid="00503f62" style:font-weight-asian="bold" style:font-weight-complex="bold"/>
    </style:style>
    <style:style style:name="P37" style:family="paragraph" style:parent-style-name="Text_20_body">
      <style:paragraph-properties fo:margin-top="0cm" fo:margin-bottom="0cm" loext:contextual-spacing="false" fo:text-align="start" style:justify-single-word="false"/>
      <style:text-properties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4bdc32" officeooo:paragraph-rsid="00503f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4bdc32" officeooo:paragraph-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9" style:family="paragraph" style:parent-style-name="Text_20_body">
      <style:paragraph-properties fo:margin-top="0cm" fo:margin-bottom="0cm" loext:contextual-spacing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4bdc32" officeooo:paragraph-rsid="00501b1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0" style:family="paragraph" style:parent-style-name="Text_20_body">
      <style:paragraph-properties fo:margin-top="0cm" fo:margin-bottom="0cm" loext:contextual-spacing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officeooo:paragraph-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1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1b069d" style:font-size-asian="11pt" style:font-weight-asian="bold" style:font-size-complex="11pt" style:font-weight-complex="bold"/>
    </style:style>
    <style:style style:name="P42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2608a4" style:font-size-asian="11pt" style:font-weight-asian="bold" style:font-size-complex="11pt" style:font-weight-complex="bold"/>
    </style:style>
    <style:style style:name="P43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2d7f69" style:font-size-asian="11pt" style:font-weight-asian="bold" style:font-size-complex="11pt" style:font-weight-complex="bold"/>
    </style:style>
    <style:style style:name="P44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5de1c1" style:font-size-asian="11pt" style:font-weight-asian="bold" style:font-size-complex="11pt" style:font-weight-complex="bold"/>
    </style:style>
    <style:style style:name="P45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613ab5" style:font-size-asian="11pt" style:font-weight-asian="bold" style:font-size-complex="11pt" style:font-weight-complex="bold"/>
    </style:style>
    <style:style style:name="P46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682145" style:font-size-asian="11pt" style:font-weight-asian="bold" style:font-size-complex="11pt" style:font-weight-complex="bold"/>
    </style:style>
    <style:style style:name="P47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0503f62"/>
    </style:style>
    <style:style style:name="P48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053161a"/>
    </style:style>
    <style:style style:name="P49" style:family="paragraph" style:parent-style-name="Table_20_Contents">
      <style:paragraph-properties fo:margin-top="0cm" fo:margin-bottom="0cm" loext:contextual-spacing="false" fo:text-align="start" style:justify-single-word="false"/>
      <style:text-properties fo:font-weight="bold" officeooo:rsid="00503f62" officeooo:paragraph-rsid="00503f62" style:font-weight-asian="bold" style:font-weight-complex="bold"/>
    </style:style>
    <style:style style:name="P50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4bdc32" officeooo:paragraph-rsid="00503f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503f62" officeooo:paragraph-rsid="00503f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officeooo:paragraph-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style:font-name="DejaVu Sans" fo:font-size="11pt" style:font-size-asian="11pt" style:font-size-complex="11pt"/>
    </style:style>
    <style:style style:name="P54" style:family="paragraph" style:parent-style-name="Standard">
      <style:text-properties style:font-name="DejaVu Sans" fo:font-size="11pt" officeooo:rsid="00389117" officeooo:paragraph-rsid="00389117" style:font-size-asian="11pt" style:font-size-complex="11pt"/>
    </style:style>
    <style:style style:name="P55" style:family="paragraph" style:parent-style-name="Standard">
      <style:text-properties style:font-name="DejaVu Sans" fo:font-size="11pt" officeooo:rsid="008306f9" officeooo:paragraph-rsid="008306f9" style:font-size-asian="11pt" style:font-size-complex="11pt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503f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7" style:family="paragraph" style:parent-style-name="Text_20_body">
      <style:text-properties fo:color="#2a6099" style:font-name="DejaVu Sans" fo:font-size="16pt" fo:font-weight="bold" officeooo:rsid="000a452c" officeooo:paragraph-rsid="005a312f" style:font-size-asian="16pt" style:font-weight-asian="bold" style:font-size-complex="16pt" style:font-weight-complex="bold"/>
    </style:style>
    <style:style style:name="P58" style:family="paragraph" style:parent-style-name="Text_20_body">
      <style:text-properties style:font-name="DejaVu Sans" fo:font-size="11pt" officeooo:rsid="00188b07" officeooo:paragraph-rsid="00188b07" style:font-size-asian="11pt" style:font-size-complex="11pt"/>
    </style:style>
    <style:style style:name="P59" style:family="paragraph" style:parent-style-name="Text_20_body">
      <style:text-properties style:font-name="DejaVu Sans" fo:font-size="11pt" officeooo:rsid="00019f7a" style:font-size-asian="11pt" style:font-size-complex="11pt"/>
    </style:style>
    <style:style style:name="P60" style:family="paragraph" style:parent-style-name="Text_20_body">
      <style:text-properties style:font-name="DejaVu Sans" fo:font-size="11pt" officeooo:rsid="0016c3a4" officeooo:paragraph-rsid="001abf33" style:font-size-asian="11pt" style:font-size-complex="11pt"/>
    </style:style>
    <style:style style:name="P61" style:family="paragraph" style:parent-style-name="Text_20_body">
      <style:text-properties style:font-name="DejaVu Sans" fo:font-size="11pt" officeooo:rsid="0016c3a4" officeooo:paragraph-rsid="002608a4" style:font-size-asian="11pt" style:font-size-complex="11pt"/>
    </style:style>
    <style:style style:name="P62" style:family="paragraph" style:parent-style-name="Text_20_body">
      <style:text-properties style:font-name="DejaVu Sans" fo:font-size="11pt" officeooo:rsid="0016c3a4" officeooo:paragraph-rsid="002d7f69" style:font-size-asian="11pt" style:font-size-complex="11pt"/>
    </style:style>
    <style:style style:name="P63" style:family="paragraph" style:parent-style-name="Text_20_body">
      <style:text-properties style:font-name="DejaVu Sans" fo:font-size="11pt" officeooo:rsid="0016c3a4" officeooo:paragraph-rsid="005de1c1" style:font-size-asian="11pt" style:font-size-complex="11pt"/>
    </style:style>
    <style:style style:name="P64" style:family="paragraph" style:parent-style-name="Text_20_body">
      <style:text-properties style:font-name="DejaVu Sans" fo:font-size="11pt" officeooo:rsid="0016c3a4" officeooo:paragraph-rsid="00613ab5" style:font-size-asian="11pt" style:font-size-complex="11pt"/>
    </style:style>
    <style:style style:name="P65" style:family="paragraph" style:parent-style-name="Text_20_body">
      <style:text-properties style:font-name="DejaVu Sans" fo:font-size="11pt" officeooo:rsid="0016c3a4" officeooo:paragraph-rsid="00682145" style:font-size-asian="11pt" style:font-size-complex="11pt"/>
    </style:style>
    <style:style style:name="P66" style:family="paragraph" style:parent-style-name="Text_20_body">
      <style:text-properties style:font-name="DejaVu Sans" fo:font-size="11pt" officeooo:rsid="008306f9" officeooo:paragraph-rsid="008306f9" style:font-size-asian="11pt" style:font-size-complex="11pt"/>
    </style:style>
    <style:style style:name="P67" style:family="paragraph" style:parent-style-name="Text_20_body">
      <style:text-properties style:font-name="DejaVu Sans" fo:font-size="11pt" officeooo:rsid="008306f9" officeooo:paragraph-rsid="0083dcc6" style:font-size-asian="11pt" style:font-size-complex="11pt"/>
    </style:style>
    <style:style style:name="P68" style:family="paragraph" style:parent-style-name="Text_20_body">
      <style:text-properties style:font-name="DejaVu Sans" fo:font-size="11pt" officeooo:rsid="0083dcc6" officeooo:paragraph-rsid="0083dcc6" style:font-size-asian="11pt" style:font-size-complex="11pt"/>
    </style:style>
    <style:style style:name="P69" style:family="paragraph" style:parent-style-name="Text_20_body">
      <style:text-properties style:font-name="DejaVu Sans" fo:font-size="11pt" style:text-underline-style="none" officeooo:rsid="002608a4" officeooo:paragraph-rsid="002608a4" style:font-size-asian="11pt" style:font-size-complex="11pt"/>
    </style:style>
    <style:style style:name="P70" style:family="paragraph" style:parent-style-name="Text_20_body">
      <style:text-properties style:font-name="DejaVu Sans" fo:font-size="11pt" style:text-underline-style="none" officeooo:rsid="0034dead" officeooo:paragraph-rsid="0034dead" style:font-size-asian="11pt" style:font-size-complex="11pt"/>
    </style:style>
    <style:style style:name="P71" style:family="paragraph" style:parent-style-name="Text_20_body">
      <style:text-properties style:font-name="DejaVu Sans" fo:font-size="11pt" style:text-underline-style="none" officeooo:rsid="005de1c1" officeooo:paragraph-rsid="005e81fa" style:font-size-asian="11pt" style:font-size-complex="11pt"/>
    </style:style>
    <style:style style:name="P72" style:family="paragraph" style:parent-style-name="Text_20_body">
      <style:text-properties style:font-name="DejaVu Sans" fo:font-size="11pt" style:text-underline-style="none" officeooo:rsid="0061e2f8" officeooo:paragraph-rsid="0061e2f8" style:font-size-asian="11pt" style:font-size-complex="11pt"/>
    </style:style>
    <style:style style:name="P73" style:family="paragraph" style:parent-style-name="Text_20_body">
      <style:text-properties style:font-name="DejaVu Sans" fo:font-size="11pt" style:text-underline-style="none" fo:font-weight="normal" officeooo:rsid="007ffe02" officeooo:paragraph-rsid="007ffe02" style:font-size-asian="11pt" style:font-weight-asian="normal" style:font-size-complex="11pt" style:font-weight-complex="normal"/>
    </style:style>
    <style:style style:name="P74" style:family="paragraph" style:parent-style-name="Text_20_body">
      <style:text-properties style:font-name="DejaVu Sans" fo:font-size="11pt" style:text-underline-style="solid" style:text-underline-width="auto" style:text-underline-color="font-color" officeooo:rsid="00118b7d" officeooo:paragraph-rsid="0016c3a4" style:font-size-asian="11pt" style:font-size-complex="11pt"/>
    </style:style>
    <style:style style:name="P75" style:family="paragraph" style:parent-style-name="Text_20_body">
      <style:text-properties style:font-name="DejaVu Sans" fo:font-size="11pt" style:text-underline-style="solid" style:text-underline-width="auto" style:text-underline-color="font-color" fo:font-weight="bold" officeooo:rsid="008306f9" officeooo:paragraph-rsid="008306f9" style:font-size-asian="11pt" style:font-weight-asian="bold" style:font-size-complex="11pt" style:font-weight-complex="bold"/>
    </style:style>
    <style:style style:name="P76" style:family="paragraph" style:parent-style-name="Text_20_body">
      <style:text-properties style:font-name="DejaVu Sans" fo:font-size="10pt" officeooo:paragraph-rsid="0066e532" style:font-size-asian="10pt" style:font-size-complex="10pt"/>
    </style:style>
    <style:style style:name="P77" style:family="paragraph" style:parent-style-name="Text_20_body">
      <style:text-properties fo:color="#000000" style:font-name="DejaVu Sans" fo:font-size="10pt" fo:letter-spacing="normal" fo:font-style="italic" fo:font-weight="normal" officeooo:rsid="00583783" officeooo:paragraph-rsid="006453b7" style:font-size-asian="10pt" style:font-weight-asian="normal" style:font-size-complex="10pt" style:font-weight-complex="normal"/>
    </style:style>
    <style:style style:name="P78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officeooo:rsid="008306f9" officeooo:paragraph-rsid="0083dcc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9" style:family="paragraph" style:parent-style-name="Text_20_body">
      <style:text-properties fo:color="#1e6a39" style:font-name="DejaVu Sans Mono" fo:font-size="10pt" officeooo:rsid="008306f9" officeooo:paragraph-rsid="008306f9" style:font-size-asian="10pt" style:font-size-complex="10pt"/>
    </style:style>
    <style:style style:name="P80" style:family="paragraph" style:parent-style-name="Text_20_body">
      <style:text-properties fo:color="#1e6a39" style:font-name="DejaVu Sans" fo:font-size="11pt" officeooo:rsid="0083dcc6" officeooo:paragraph-rsid="0083dcc6" style:font-size-asian="11pt" style:font-size-complex="11pt"/>
    </style:style>
    <style:style style:name="P81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025866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c4f72" officeooo:paragraph-rsid="001c4f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e81fa" officeooo:paragraph-rsid="005e81f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e81fa" officeooo:paragraph-rsid="005ea70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e81fa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682145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682145" officeooo:paragraph-rsid="0069428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739a1a" officeooo:paragraph-rsid="00739a1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7eb5dd" officeooo:paragraph-rsid="007eb5d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0pt" fo:letter-spacing="normal" fo:font-style="normal" fo:text-shadow="none" style:text-underline-style="none" fo:font-weight="normal" officeooo:rsid="00025866" officeooo:paragraph-rsid="002d7f6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02586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14d6a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1abf3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2608a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5de1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613a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68214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02586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14d6a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1abf3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2608a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2fe12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5de1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613a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68214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7ffe0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83dcc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7ffe02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font-variant="normal" fo:text-transform="none" fo:color="#1e6a39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8306f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0258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1abf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068f8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1abf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1c4f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026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0f9ca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1c4f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1b069d" officeooo:paragraph-rsid="001b069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1abf33" officeooo:paragraph-rsid="001abf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2608a4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2608a4" officeooo:paragraph-rsid="00369bc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2608a4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5de1c1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5de1c1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682145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officeooo:rsid="0044c807" officeooo:paragraph-rsid="0044c8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officeooo:rsid="0047cd63" officeooo:paragraph-rsid="0047cd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officeooo:rsid="0044c807" officeooo:paragraph-rsid="0044c80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style:font-name="DejaVu Sans" fo:font-size="11pt" officeooo:rsid="0035f19b" officeooo:paragraph-rsid="0035f19b" style:font-size-asian="11pt" style:font-size-complex="11pt"/>
    </style:style>
    <style:style style:name="P153" style:family="paragraph" style:parent-style-name="Table_20_Contents">
      <style:paragraph-properties fo:text-align="start" style:justify-single-word="false"/>
      <style:text-properties style:font-name="DejaVu Sans" fo:font-size="11pt" officeooo:rsid="0016c3a4" officeooo:paragraph-rsid="008306f9" style:font-size-asian="11pt" style:font-size-complex="11pt"/>
    </style:style>
    <style:style style:name="P154" style:family="paragraph" style:parent-style-name="Table_20_Contents">
      <style:paragraph-properties fo:text-align="start" style:justify-single-word="false"/>
      <style:text-properties style:font-name="DejaVu Sans" fo:font-size="11pt" officeooo:rsid="0083dcc6" officeooo:paragraph-rsid="008306f9" style:font-size-asian="11pt" style:font-size-complex="11pt"/>
    </style:style>
    <style:style style:name="P155" style:family="paragraph" style:parent-style-name="Standard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7eb5d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6" style:family="paragraph" style:parent-style-name="Standard" style:list-style-name="L8">
      <style:text-properties style:font-name="DejaVu Sans" fo:font-size="11pt" style:font-size-asian="11pt" style:font-size-complex="11pt"/>
    </style:style>
    <style:style style:name="P157" style:family="paragraph" style:parent-style-name="Standard" style:list-style-name="L8">
      <style:text-properties style:font-name="DejaVu Sans" fo:font-size="11pt" officeooo:paragraph-rsid="003c4c7c" style:font-size-asian="11pt" style:font-size-complex="11pt"/>
    </style:style>
    <style:style style:name="P158" style:family="paragraph" style:parent-style-name="Standard">
      <style:text-properties style:font-name="DejaVu Sans" fo:font-size="11pt" officeooo:rsid="008306f9" officeooo:paragraph-rsid="0086ca70" style:font-size-asian="11pt" style:font-size-complex="11pt"/>
    </style:style>
    <style:style style:name="P159" style:family="paragraph" style:parent-style-name="Text_20_body">
      <style:text-properties style:font-name="DejaVu Sans" fo:font-size="11pt" style:text-underline-style="solid" style:text-underline-width="auto" style:text-underline-color="font-color" fo:font-weight="bold" officeooo:rsid="0075c581" officeooo:paragraph-rsid="0075c581" style:font-size-asian="11pt" style:font-weight-asian="bold" style:font-size-complex="11pt" style:font-weight-complex="bold"/>
    </style:style>
    <style:style style:name="P160" style:family="paragraph" style:parent-style-name="Text_20_body">
      <style:text-properties style:font-name="DejaVu Sans" fo:font-size="11pt" style:text-underline-style="solid" style:text-underline-width="auto" style:text-underline-color="font-color" fo:font-weight="bold" officeooo:rsid="0075c581" officeooo:paragraph-rsid="0086ca70" style:font-size-asian="11pt" style:font-weight-asian="bold" style:font-size-complex="11pt" style:font-weight-complex="bold"/>
    </style:style>
    <style:style style:name="P161" style:family="paragraph" style:parent-style-name="Text_20_body">
      <style:text-properties style:font-name="DejaVu Sans" fo:font-size="11pt" style:text-underline-style="solid" style:text-underline-width="auto" style:text-underline-color="font-color" fo:font-weight="bold" officeooo:rsid="008306f9" officeooo:paragraph-rsid="0086ca70" style:font-size-asian="11pt" style:font-weight-asian="bold" style:font-size-complex="11pt" style:font-weight-complex="bold"/>
    </style:style>
    <style:style style:name="P162" style:family="paragraph" style:parent-style-name="Text_20_body">
      <style:text-properties style:font-name="DejaVu Sans" fo:font-size="11pt" style:text-underline-style="solid" style:text-underline-width="auto" style:text-underline-color="font-color" officeooo:rsid="00118b7d" officeooo:paragraph-rsid="0086ca70" style:font-size-asian="11pt" style:font-size-complex="11pt"/>
    </style:style>
    <style:style style:name="P163" style:family="paragraph" style:parent-style-name="Text_20_body" style:list-style-name="L6">
      <style:text-properties style:font-name="DejaVu Sans" fo:font-size="11pt" officeooo:paragraph-rsid="0021b56b" style:font-size-asian="11pt" style:font-size-complex="11pt"/>
    </style:style>
    <style:style style:name="P164" style:family="paragraph" style:parent-style-name="Text_20_body">
      <style:text-properties style:font-name="DejaVu Sans" fo:font-size="11pt" officeooo:rsid="00019f7a" officeooo:paragraph-rsid="0086ca70" style:font-size-asian="11pt" style:font-size-complex="11pt"/>
    </style:style>
    <style:style style:name="P165" style:family="paragraph" style:parent-style-name="Text_20_body">
      <style:text-properties style:font-name="DejaVu Sans" fo:font-size="11pt" officeooo:rsid="008306f9" officeooo:paragraph-rsid="0086ca70" style:font-size-asian="11pt" style:font-size-complex="11pt"/>
    </style:style>
    <style:style style:name="P166" style:family="paragraph" style:parent-style-name="Text_20_body">
      <style:text-properties style:font-name="DejaVu Sans" fo:font-size="11pt" officeooo:rsid="0083dcc6" officeooo:paragraph-rsid="0086ca70" style:font-size-asian="11pt" style:font-size-complex="11pt"/>
    </style:style>
    <style:style style:name="P167" style:family="paragraph" style:parent-style-name="Text_20_body">
      <style:text-properties style:font-name="DejaVu Sans" fo:font-size="11pt" style:text-underline-style="none" fo:font-weight="normal" officeooo:rsid="007ffe02" officeooo:paragraph-rsid="0086ca70" style:font-size-asian="11pt" style:font-weight-asian="normal" style:font-size-complex="11pt" style:font-weight-complex="normal"/>
    </style:style>
    <style:style style:name="P168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officeooo:rsid="008306f9" officeooo:paragraph-rsid="0086ca7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9" style:family="paragraph" style:parent-style-name="Text_20_body">
      <style:text-properties fo:color="#1e6a39" style:font-name="DejaVu Sans Mono" fo:font-size="10pt" officeooo:rsid="008306f9" officeooo:paragraph-rsid="0086ca70" style:font-size-asian="10pt" style:font-size-complex="10pt"/>
    </style:style>
    <style:style style:name="P170" style:family="paragraph" style:parent-style-name="Text_20_body">
      <style:text-properties fo:color="#1e6a39" style:font-name="DejaVu Sans" fo:font-size="11pt" officeooo:rsid="0083dcc6" officeooo:paragraph-rsid="0086ca70" style:font-size-asian="11pt" style:font-size-complex="11pt"/>
    </style:style>
    <style:style style:name="P171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7eb5d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2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b4930" officeooo:paragraph-rsid="007eb5d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3" style:family="paragraph" style:parent-style-name="Text_20_body" style:list-style-name="L2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4ac358" officeooo:paragraph-rsid="004ac35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4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solid" style:text-underline-width="auto" style:text-underline-color="font-color" fo:font-weight="bold" officeooo:rsid="002608a4" officeooo:paragraph-rsid="0086ca70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75" style:family="paragraph" style:parent-style-name="Text_20_body" style:list-style-name="L2">
      <style:paragraph-properties fo:margin-top="0cm" fo:margin-bottom="0cm" loext:contextual-spacing="false"/>
      <style:text-properties style:font-name="DejaVu Sans" fo:font-size="11pt" officeooo:paragraph-rsid="004ac358" style:font-size-asian="11pt" style:font-size-complex="11pt"/>
    </style:style>
    <style:style style:name="P176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86ca70" style:font-size-asian="11pt" style:font-size-complex="11pt"/>
    </style:style>
    <style:style style:name="P177" style:family="paragraph" style:parent-style-name="Text_20_body">
      <style:paragraph-properties fo:margin-top="0cm" fo:margin-bottom="0cm" loext:contextual-spacing="false"/>
      <style:text-properties style:font-name="DejaVu Sans" fo:font-size="11pt" officeooo:paragraph-rsid="0086ca70" style:font-size-asian="11pt" style:font-size-complex="11pt"/>
    </style:style>
    <style:style style:name="P178" style:family="paragraph" style:parent-style-name="Text_20_body" style:list-style-name="L3">
      <style:paragraph-properties fo:margin-top="0cm" fo:margin-bottom="0cm" loext:contextual-spacing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officeooo:paragraph-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9" style:family="paragraph" style:parent-style-name="Text_20_body">
      <style:paragraph-properties fo:margin-top="0cm" fo:margin-bottom="0cm" loext:contextual-spacing="false"/>
      <style:text-properties officeooo:rsid="000959c3" officeooo:paragraph-rsid="0086ca70"/>
    </style:style>
    <style:style style:name="P180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86ca70" style:font-size-asian="11pt" style:font-weight-asian="bold" style:font-size-complex="11pt" style:font-weight-complex="bold"/>
    </style:style>
    <style:style style:name="P181" style:family="paragraph" style:parent-style-name="Table_20_Contents" style:list-style-name="L4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226aa" officeooo:paragraph-rsid="0016c3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2" style:family="paragraph" style:parent-style-name="Table_20_Contents" style:list-style-name="L5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226aa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3" style:family="paragraph" style:parent-style-name="Table_20_Contents" style:list-style-name="L9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226aa" officeooo:paragraph-rsid="0086ca7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4" style:family="paragraph" style:parent-style-name="Table_20_Contents" style:list-style-name="L11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226aa" officeooo:paragraph-rsid="0086ca7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5" style:family="paragraph" style:parent-style-name="Table_20_Contents" style:list-style-name="L4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38664" officeooo:paragraph-rsid="0013866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6" style:family="paragraph" style:parent-style-name="Table_20_Contents" style:list-style-name="L9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38664" officeooo:paragraph-rsid="0086ca7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7" style:family="paragraph" style:parent-style-name="Table_20_Contents" style:list-style-name="L4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0f9caa" officeooo:paragraph-rsid="007efcf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8" style:family="paragraph" style:parent-style-name="Table_20_Contents" style:list-style-name="L9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0f9caa" officeooo:paragraph-rsid="0086ca7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9" style:family="paragraph" style:parent-style-name="Table_20_Contents" style:list-style-name="L5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88b07" officeooo:paragraph-rsid="00188b0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0" style:family="paragraph" style:parent-style-name="Table_20_Contents" style:list-style-name="L11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88b07" officeooo:paragraph-rsid="0086ca7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7eb5dd" officeooo:paragraph-rsid="0086ca7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86ca7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86ca7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86ca70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font-variant="normal" fo:text-transform="none" fo:color="#1e6a39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86ca7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6" style:family="paragraph" style:parent-style-name="Table_20_Contents" style:list-style-name="L7">
      <style:paragraph-properties fo:text-align="start" style:justify-single-word="false"/>
      <style:text-properties style:font-name="DejaVu Sans" fo:font-size="11pt" officeooo:paragraph-rsid="00266711" style:font-size-asian="11pt" style:font-size-complex="11pt"/>
    </style:style>
    <style:style style:name="P197" style:family="paragraph" style:parent-style-name="Table_20_Contents" style:list-style-name="L7">
      <style:paragraph-properties fo:text-align="start" style:justify-single-word="false"/>
      <style:text-properties style:font-name="DejaVu Sans" fo:font-size="11pt" officeooo:rsid="00266711" officeooo:paragraph-rsid="00266711" style:font-size-asian="11pt" style:font-size-complex="11pt"/>
    </style:style>
    <style:style style:name="P198" style:family="paragraph" style:parent-style-name="Table_20_Contents">
      <style:paragraph-properties fo:text-align="start" style:justify-single-word="false"/>
      <style:text-properties style:font-name="DejaVu Sans" fo:font-size="11pt" officeooo:rsid="0016c3a4" officeooo:paragraph-rsid="0086ca70" style:font-size-asian="11pt" style:font-size-complex="11pt"/>
    </style:style>
    <style:style style:name="P199" style:family="paragraph" style:parent-style-name="Table_20_Contents">
      <style:paragraph-properties fo:text-align="start" style:justify-single-word="false"/>
      <style:text-properties style:font-name="DejaVu Sans" fo:font-size="11pt" officeooo:rsid="0083dcc6" officeooo:paragraph-rsid="0086ca70" style:font-size-asian="11pt" style:font-size-complex="11pt"/>
    </style:style>
    <style:style style:name="P2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86ca7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86ca7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86ca7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86ca7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" style:family="text">
      <style:text-properties officeooo:rsid="0004005c"/>
    </style:style>
    <style:style style:name="T2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ac358" style:font-style-asian="normal" style:font-weight-asian="normal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80877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7cd63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a49ad" style:font-style-asian="normal" style:font-weight-asian="normal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01b12" style:font-style-asian="normal" style:font-weight-asian="normal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03f62" style:font-style-asian="normal" style:font-weight-asian="normal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354b9" style:font-style-asian="normal" style:font-weight-asian="normal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453b7" style:font-style-asian="normal" style:font-weight-asian="normal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5b3e2" style:font-style-asian="normal" style:font-weight-asian="normal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789399" style:font-style-asian="normal" style:font-weight-asian="normal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79afb2" style:font-style-asian="normal" style:font-weight-asian="normal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fo:font-style="normal" fo:text-shadow="none" style:font-style-asian="normal" style:font-style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fo:font-style="normal" fo:text-shadow="none" officeooo:rsid="000b4930" style:font-style-asian="normal" style:font-style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fo:font-style="normal" fo:text-shadow="none" officeooo:rsid="000959c3" style:font-style-asian="normal" style:font-style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fo:font-style="normal" fo:text-shadow="none" officeooo:rsid="00025866" style:font-style-asian="normal" style:font-style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fo:font-style="normal" fo:text-shadow="none" officeooo:rsid="001abf33" style:font-style-asian="normal" style:font-style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fo:font-style="normal" fo:text-shadow="none" officeooo:rsid="001b069d" style:font-style-asian="normal" style:font-style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fo:font-style="normal" fo:text-shadow="none" officeooo:rsid="002608a4" style:font-style-asian="normal" style:font-style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fo:font-style="normal" fo:text-shadow="none" officeooo:rsid="002d7f69" style:font-style-asian="normal" style:font-style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fo:font-style="normal" fo:text-shadow="none" officeooo:rsid="00369bc7" style:font-style-asian="normal" style:font-style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fo:font-style="normal" fo:text-shadow="none" officeooo:rsid="00503f62" style:font-style-asian="normal" style:font-style-complex="normal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fo:font-style="normal" fo:text-shadow="none" officeooo:rsid="005de1c1" style:font-style-asian="normal" style:font-style-complex="normal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fo:font-style="normal" fo:text-shadow="none" officeooo:rsid="00609f7c" style:font-style-asian="normal" style:font-style-complex="normal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fo:font-style="normal" fo:text-shadow="none" officeooo:rsid="00613ab5" style:font-style-asian="normal" style:font-style-complex="normal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fo:font-style="normal" fo:text-shadow="none" officeooo:rsid="00682145" style:font-style-asian="normal" style:font-style-complex="normal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fo:font-style="normal" fo:text-shadow="none" officeooo:rsid="00739a1a" style:font-style-asian="normal" style:font-style-complex="normal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fo:font-style="normal" fo:text-shadow="none" style:text-underline-style="solid" style:text-underline-width="auto" style:text-underline-color="font-color" fo:font-weight="bold" officeooo:rsid="000b4930" style:font-style-asian="normal" style:font-weight-asian="bold" style:font-style-complex="normal" style:font-weight-complex="bold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fo:font-style="normal" fo:text-shadow="none" style:text-underline-style="solid" style:text-underline-width="auto" style:text-underline-color="font-color" fo:font-weight="bold" officeooo:rsid="0014d6ad" style:font-style-asian="normal" style:font-weight-asian="bold" style:font-style-complex="normal" style:font-weight-complex="bold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fo:font-style="normal" fo:text-shadow="none" style:text-underline-style="solid" style:text-underline-width="auto" style:text-underline-color="font-color" fo:font-weight="bold" officeooo:rsid="000959c3" style:font-style-asian="normal" style:font-weight-asian="bold" style:font-style-complex="normal" style:font-weight-complex="bold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fo:font-style="normal" fo:text-shadow="none" style:text-underline-style="solid" style:text-underline-width="auto" style:text-underline-color="font-color" fo:font-weight="bold" officeooo:rsid="00025866" style:font-style-asian="normal" style:font-weight-asian="bold" style:font-style-complex="normal" style:font-weight-complex="bold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fo:font-style="normal" fo:text-shadow="none" style:text-underline-style="solid" style:text-underline-width="auto" style:text-underline-color="font-color" fo:font-weight="bold" officeooo:rsid="00165e01" style:font-style-asian="normal" style:font-weight-asian="bold" style:font-style-complex="normal" style:font-weight-complex="bold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font-name="DejaVu Sans" fo:font-size="11pt" fo:letter-spacing="normal" fo:font-style="normal" fo:text-shadow="none" style:text-underline-style="solid" style:text-underline-width="auto" style:text-underline-color="font-color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fo:font-style="italic" fo:text-shadow="none" style:text-underline-style="none" fo:font-weight="normal" officeooo:rsid="0047cd63" style:font-style-asian="italic" style:font-weight-asian="normal" style:font-style-complex="italic" style:font-weight-complex="normal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fo:font-size="11pt" fo:font-style="normal" fo:text-shadow="none" style:text-underline-style="none" fo:font-weight="normal" officeooo:rsid="004ac35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38" style:family="text">
      <style:text-properties fo:color="#000000" fo:letter-spacing="normal" fo:font-style="italic" fo:font-weight="normal" style:font-weight-asian="normal" style:font-weight-complex="normal"/>
    </style:style>
    <style:style style:name="T39" style:family="text">
      <style:text-properties fo:color="#000000" fo:font-style="italic" fo:font-weight="normal" officeooo:rsid="00188b07" style:font-style-asian="italic" style:font-weight-asian="normal" style:font-style-complex="italic" style:font-weight-complex="normal"/>
    </style:style>
    <style:style style:name="T40" style:family="text">
      <style:text-properties fo:color="#000000" fo:font-style="italic" fo:font-weight="normal" officeooo:rsid="00583783" style:font-style-asian="italic" style:font-weight-asian="normal" style:font-style-complex="italic" style:font-weight-complex="normal"/>
    </style:style>
    <style:style style:name="T41" style:family="text">
      <style:text-properties fo:color="#000000" fo:font-style="italic" fo:font-weight="normal" officeooo:rsid="0067b01d" style:font-style-asian="italic" style:font-weight-asian="normal" style:font-style-complex="italic" style:font-weight-complex="normal"/>
    </style:style>
    <style:style style:name="T42" style:family="text">
      <style:text-properties officeooo:rsid="000b4930"/>
    </style:style>
    <style:style style:name="T43" style:family="text">
      <style:text-properties officeooo:rsid="000d2960"/>
    </style:style>
    <style:style style:name="T44" style:family="text">
      <style:text-properties officeooo:rsid="000f9caa"/>
    </style:style>
    <style:style style:name="T45" style:family="text">
      <style:text-properties officeooo:rsid="00118b7d"/>
    </style:style>
    <style:style style:name="T46" style:family="text">
      <style:text-properties fo:background-color="#fff200" loext:char-shading-value="0"/>
    </style:style>
    <style:style style:name="T47" style:family="text">
      <style:text-properties officeooo:rsid="0014d6ad"/>
    </style:style>
    <style:style style:name="T48" style:family="text">
      <style:text-properties officeooo:rsid="0016c3a4"/>
    </style:style>
    <style:style style:name="T49" style:family="text">
      <style:text-properties officeooo:rsid="00190098"/>
    </style:style>
    <style:style style:name="T50" style:family="text">
      <style:text-properties officeooo:rsid="001abf33"/>
    </style:style>
    <style:style style:name="T51" style:family="text">
      <style:text-properties officeooo:rsid="001c4f72"/>
    </style:style>
    <style:style style:name="T52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3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2608a4" style:font-style-asian="normal" style:font-weight-asian="normal" style:font-style-complex="normal" style:font-weight-complex="normal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266711" style:font-style-asian="normal" style:font-weight-asian="normal" style:font-style-complex="normal" style:font-weight-complex="normal" style:text-overline-style="none" style:text-overline-color="font-color"/>
    </style:style>
    <style:style style:name="T55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282158" style:font-style-asian="normal" style:font-weight-asian="normal" style:font-style-complex="normal" style:font-weight-complex="normal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3c4c7c" style:font-style-asian="normal" style:font-weight-asian="normal" style:font-style-complex="normal" style:font-weight-complex="normal" style:text-overline-style="none" style:text-overline-color="font-color"/>
    </style:style>
    <style:style style:name="T57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3dffb0" style:font-style-asian="normal" style:font-weight-asian="normal" style:font-style-complex="normal" style:font-weight-complex="normal" style:text-overline-style="none" style:text-overline-color="font-color"/>
    </style:style>
    <style:style style:name="T58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563c24" style:font-style-asian="normal" style:font-weight-asian="normal" style:font-style-complex="normal" style:font-weight-complex="normal" style:text-overline-style="none" style:text-overline-color="font-color"/>
    </style:style>
    <style:style style:name="T59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5c196f" style:font-style-asian="normal" style:font-weight-asian="normal" style:font-style-complex="normal" style:font-weight-complex="normal" style:text-overline-style="none" style:text-overline-color="font-color"/>
    </style:style>
    <style:style style:name="T60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style:font-size-asian="9.60000038146973pt" style:font-style-asian="normal" style:font-weight-asian="normal" style:font-style-complex="normal" style:font-weight-complex="normal" style:text-overline-style="none" style:text-overline-color="font-color"/>
    </style:style>
    <style:style style:name="T61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8306f9" style:font-size-asian="9.60000038146973pt" style:font-style-asian="normal" style:font-weight-asian="normal" style:font-style-complex="normal" style:font-weight-complex="normal" style:text-overline-style="none" style:text-overline-color="font-color"/>
    </style:style>
    <style:style style:name="T62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8cd8db" style:font-size-asian="9.60000038146973pt" style:font-style-asian="normal" style:font-weight-asian="normal" style:font-style-complex="normal" style:font-weight-complex="normal" style:text-overline-style="none" style:text-overline-color="font-color"/>
    </style:style>
    <style:style style:name="T63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64" style:family="text">
      <style:text-properties fo:font-variant="normal" fo:text-transform="none" fo:color="#000000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font-name="DejaVu Sans" fo:font-size="11pt" fo:letter-spacing="normal" fo:font-style="normal" fo:text-shadow="none" style:text-underline-style="solid" style:text-underline-width="auto" style:text-underline-color="font-color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66" style:family="text">
      <style:text-properties fo:font-variant="normal" fo:text-transform="none" fo:color="#000000" style:text-outline="false" style:text-line-through-style="none" style:text-line-through-type="none" style:font-name="DejaVu Sans" fo:letter-spacing="normal" fo:font-style="normal" fo:text-shadow="none" style:text-underline-style="none" fo:font-weight="normal" style:font-size-asian="9.60000038146973pt" style:font-style-asian="normal" style:font-weight-asian="normal" style:font-style-complex="normal" style:font-weight-complex="normal" style:text-overline-style="none" style:text-overline-color="font-color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font-name="DejaVu Sans" fo:letter-spacing="normal" fo:font-style="normal" fo:text-shadow="none" style:text-underline-style="none" fo:font-weight="normal" officeooo:rsid="008306f9" style:font-size-asian="9.60000038146973pt" style:font-style-asian="normal" style:font-weight-asian="normal" style:font-style-complex="normal" style:font-weight-complex="normal" style:text-overline-style="none" style:text-overline-color="font-color"/>
    </style:style>
    <style:style style:name="T68" style:family="text">
      <style:text-properties fo:font-variant="normal" fo:text-transform="none" fo:color="#000000" fo:letter-spacing="normal" fo:font-style="italic" fo:font-weight="normal" officeooo:rsid="00583783" style:font-style-asian="italic" style:font-weight-asian="normal" style:font-style-complex="italic" style:font-weight-complex="normal"/>
    </style:style>
    <style:style style:name="T69" style:family="text">
      <style:text-properties fo:font-variant="normal" fo:text-transform="none" fo:color="#222222" style:text-outline="false" style:text-line-through-style="none" style:text-line-through-type="none" fo:letter-spacing="normal" fo:font-style="normal" fo:text-shadow="none" style:text-underline-style="none" fo:font-weight="normal" style:font-size-asian="9.60000038146973pt" style:font-style-asian="normal" style:font-weight-asian="normal" style:font-style-complex="normal" style:font-weight-complex="normal" style:text-overline-style="none" style:text-overline-color="font-color"/>
    </style:style>
    <style:style style:name="T70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4bdc3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1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2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3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3161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4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style:font-size-asian="11pt" style:font-style-asian="normal" style:font-size-complex="11pt" style:font-style-complex="normal" style:text-overline-style="none" style:text-overline-color="font-color"/>
    </style:style>
    <style:style style:name="T75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officeooo:rsid="004bdc32" style:font-size-asian="11pt" style:font-style-asian="normal" style:font-size-complex="11pt" style:font-style-complex="normal" style:text-overline-style="none" style:text-overline-color="font-color"/>
    </style:style>
    <style:style style:name="T76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officeooo:rsid="00503f62" style:font-size-asian="11pt" style:font-style-asian="normal" style:font-size-complex="11pt" style:font-style-complex="normal" style:text-overline-style="none" style:text-overline-color="font-color"/>
    </style:style>
    <style:style style:name="T77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solid" style:text-underline-width="auto" style:text-underline-color="font-color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8" style:family="text">
      <style:text-properties fo:font-variant="normal" fo:text-transform="none" fo:color="#1e6a39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79" style:family="text">
      <style:text-properties fo:font-variant="normal" fo:text-transform="none" fo:color="#1e6a39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8306f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80" style:family="text">
      <style:text-properties officeooo:rsid="001ed1c5"/>
    </style:style>
    <style:style style:name="T81" style:family="text">
      <style:text-properties style:text-underline-style="solid" style:text-underline-width="auto" style:text-underline-color="font-color"/>
    </style:style>
    <style:style style:name="T82" style:family="text">
      <style:text-properties style:text-underline-style="solid" style:text-underline-width="auto" style:text-underline-color="font-color" officeooo:rsid="001c4f72"/>
    </style:style>
    <style:style style:name="T83" style:family="text">
      <style:text-properties style:text-underline-style="solid" style:text-underline-width="auto" style:text-underline-color="font-color" officeooo:rsid="002608a4"/>
    </style:style>
    <style:style style:name="T84" style:family="text">
      <style:text-properties officeooo:rsid="0021b56b"/>
    </style:style>
    <style:style style:name="T85" style:family="text">
      <style:text-properties officeooo:rsid="002608a4"/>
    </style:style>
    <style:style style:name="T86" style:family="text">
      <style:text-properties officeooo:rsid="00266711"/>
    </style:style>
    <style:style style:name="T87" style:family="text">
      <style:text-properties officeooo:rsid="002b871b"/>
    </style:style>
    <style:style style:name="T88" style:family="text">
      <style:text-properties officeooo:rsid="002d7f69"/>
    </style:style>
    <style:style style:name="T89" style:family="text">
      <style:text-properties officeooo:rsid="0034dead"/>
    </style:style>
    <style:style style:name="T90" style:family="text">
      <style:text-properties officeooo:rsid="0035f19b"/>
    </style:style>
    <style:style style:name="T91" style:family="text">
      <style:text-properties officeooo:rsid="00369bc7"/>
    </style:style>
    <style:style style:name="T92" style:family="text">
      <style:text-properties officeooo:rsid="003b70d4"/>
    </style:style>
    <style:style style:name="T93" style:family="text">
      <style:text-properties officeooo:rsid="003c4c7c"/>
    </style:style>
    <style:style style:name="T94" style:family="text">
      <style:text-properties officeooo:rsid="003dffb0"/>
    </style:style>
    <style:style style:name="T95" style:family="text">
      <style:text-properties officeooo:rsid="00423f86"/>
    </style:style>
    <style:style style:name="T96" style:family="text">
      <style:text-properties officeooo:rsid="0047cd63"/>
    </style:style>
    <style:style style:name="T97" style:family="text">
      <style:text-properties officeooo:rsid="00480877"/>
    </style:style>
    <style:style style:name="T98" style:family="text">
      <style:text-properties officeooo:rsid="004ac358"/>
    </style:style>
    <style:style style:name="T99" style:family="text">
      <style:text-properties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4bdc3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00" style:family="text">
      <style:text-properties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01" style:family="text">
      <style:text-properties fo:color="#222222" style:text-outline="false" style:text-line-through-style="none" style:text-line-through-type="none" style:font-name="DejaVu Sans" fo:font-size="11pt" fo:letter-spacing="normal" fo:font-style="normal" fo:text-shadow="none" style:text-underline-style="solid" style:text-underline-width="auto" style:text-underline-color="font-color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02" style:family="text">
      <style:text-properties officeooo:rsid="00524dbc"/>
    </style:style>
    <style:style style:name="T103" style:family="text">
      <style:text-properties style:font-name="DejaVu Sans1" officeooo:rsid="00524dbc"/>
    </style:style>
    <style:style style:name="T104" style:family="text">
      <style:text-properties officeooo:rsid="00548355"/>
    </style:style>
    <style:style style:name="T105" style:family="text">
      <style:text-properties style:font-name="DejaVu Sans Mono" fo:font-size="10pt" style:font-size-asian="10pt" style:font-size-complex="10pt"/>
    </style:style>
    <style:style style:name="T106" style:family="text">
      <style:text-properties style:font-name="DejaVu Sans Mono" fo:font-size="10pt" officeooo:rsid="008306f9" style:font-size-asian="10pt" style:font-size-complex="10pt"/>
    </style:style>
    <style:style style:name="T107" style:family="text">
      <style:text-properties officeooo:rsid="005a312f"/>
    </style:style>
    <style:style style:name="T108" style:family="text">
      <style:text-properties officeooo:rsid="005ab377"/>
    </style:style>
    <style:style style:name="T109" style:family="text">
      <style:text-properties officeooo:rsid="005de1c1"/>
    </style:style>
    <style:style style:name="T110" style:family="text">
      <style:text-properties officeooo:rsid="005e81fa"/>
    </style:style>
    <style:style style:name="T111" style:family="text">
      <style:text-properties fo:background-color="#ffff00" loext:char-shading-value="0"/>
    </style:style>
    <style:style style:name="T112" style:family="text">
      <style:text-properties officeooo:rsid="005ea70f"/>
    </style:style>
    <style:style style:name="T113" style:family="text">
      <style:text-properties officeooo:rsid="00609f7c"/>
    </style:style>
    <style:style style:name="T114" style:family="text">
      <style:text-properties officeooo:rsid="00613ab5"/>
    </style:style>
    <style:style style:name="T115" style:family="text">
      <style:text-properties officeooo:rsid="0062baea"/>
    </style:style>
    <style:style style:name="T116" style:family="text">
      <style:text-properties officeooo:rsid="00634ddb"/>
    </style:style>
    <style:style style:name="T117" style:family="text">
      <style:text-properties officeooo:rsid="006453b7"/>
    </style:style>
    <style:style style:name="T118" style:family="text">
      <style:text-properties officeooo:rsid="00682145"/>
    </style:style>
    <style:style style:name="T119" style:family="text">
      <style:text-properties officeooo:rsid="00692e28"/>
    </style:style>
    <style:style style:name="T120" style:family="text">
      <style:text-properties officeooo:rsid="00694280"/>
    </style:style>
    <style:style style:name="T121" style:family="text">
      <style:text-properties officeooo:rsid="007341e2"/>
    </style:style>
    <style:style style:name="T122" style:family="text">
      <style:text-properties officeooo:rsid="00739a1a"/>
    </style:style>
    <style:style style:name="T123" style:family="text">
      <style:text-properties officeooo:rsid="00789399"/>
    </style:style>
    <style:style style:name="T124" style:family="text">
      <style:text-properties officeooo:rsid="007d2442"/>
    </style:style>
    <style:style style:name="T125" style:family="text">
      <style:text-properties officeooo:rsid="000a49ad"/>
    </style:style>
    <style:style style:name="T126" style:family="text">
      <style:text-properties officeooo:rsid="007d257f"/>
    </style:style>
    <style:style style:name="T127" style:family="text">
      <style:text-properties officeooo:rsid="007db254"/>
    </style:style>
    <style:style style:name="T128" style:family="text">
      <style:text-properties officeooo:rsid="007efcf3"/>
    </style:style>
    <style:style style:name="T129" style:family="text">
      <style:text-properties officeooo:rsid="007ffe02"/>
    </style:style>
    <style:style style:name="T130" style:family="text">
      <style:text-properties officeooo:rsid="008306f9"/>
    </style:style>
    <style:style style:name="T131" style:family="text">
      <style:text-properties officeooo:rsid="0083dcc6"/>
    </style:style>
    <style:style style:name="T132" style:family="text">
      <style:text-properties fo:color="#1e6a39" style:font-name="DejaVu Sans Mono" fo:font-size="10pt" style:font-size-asian="10pt" style:font-size-complex="10pt"/>
    </style:style>
    <style:style style:name="T133" style:family="text">
      <style:text-properties officeooo:rsid="008a25e5"/>
    </style:style>
    <style:style style:name="T134" style:family="text">
      <style:text-properties officeooo:rsid="0088c4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uSysML Test Cases <text:span text:style-name="T107">for SysML v2</text:span></text:p>
      <text:p text:style-name="P22"><text:span text:style-name="T103">©</text:span><text:span text:style-name="T102"> </text:span>Vlad<text:span text:style-name="T96">imir</text:span> Likić &lt;vlad.likic@gmail.com&gt;</text:p>
      <text:p text:style-name="P31"><text:span text:style-name="T103">© </text:span>Igor Dejanović &lt;igor.dejanovic@gmail.com&gt;</text:p>
      <text:p text:style-name="P77"/>
      <text:p text:style-name="P76"><text:span text:style-name="T38">CC BY-SA </text:span><text:span text:style-name="T39">4.0 </text:span><text:span text:style-name="T37">  </text:span><text:span text:style-name="T39">This </text:span><text:span text:style-name="T40">document</text:span><text:span text:style-name="T39"> </text:span><text:span text:style-name="T41">and uSysML Test Cases are</text:span><text:span text:style-name="T39"> licensed </text:span><text:span text:style-name="T40">under the Creative Commons </text:span><text:span text:style-name="T68">Attribution-ShareAlike 4.0 International license: https://creativecommons.org/licenses/by-sa/4.0/</text:span></text:p>
      <text:p text:style-name="P58"/>
      <text:p text:style-name="P20">Background</text:p>
      <text:p text:style-name="P3"/>
      <text:p text:style-name="P32"><text:span text:style-name="T5">SysML v2 is the next generation of the </text:span>OMG Systems Modeling Language <text:span text:style-name="T96">(</text:span><text:span text:style-name="T5">SysML) </text:span><text:span text:style-name="T10">that is currently under development. The objective of SysML v2 to enable more effective model-based systems engineering (MBSE). </text:span><text:span text:style-name="T5">SysML v2 development is governed by the </text:span><text:span text:style-name="T6">SysML v2 Submission Team (SST), a </text:span><text:span text:style-name="T5">distributed </text:span><text:span text:style-name="T6">team of </text:span><text:span text:style-name="T5">individuals from</text:span><text:span text:style-name="T6"> </text:span><text:span text:style-name="T5">industry, </text:span><text:span text:style-name="T6">academia and government organizations. </text:span><text:span text:style-name="T9">The uSysML </text:span><text:span text:style-name="T12">(</text:span><text:span text:style-name="T6">‘micro SysML’</text:span><text:span text:style-name="T12">) </text:span><text:span text:style-name="T9">project is an approach </text:span><text:span text:style-name="T13">to</text:span><text:span text:style-name="T9"> the development of SysML v2 test cases </text:span><text:span text:style-name="T12">based on the decomposability of SysML v2.</text:span><text:span text:style-name="T9"> </text:span><text:span text:style-name="T5">The objective of this work is (</text:span><text:span text:style-name="T36">1</text:span><text:span text:style-name="T5">) to generate issues that may require consideration, clarification, or strengthening of the SysML v2 specification; and (</text:span><text:span text:style-name="T36">2</text:span><text:span text:style-name="T5">) to assist </text:span><text:span text:style-name="T12">the</text:span><text:span text:style-name="T5"> wider </text:span><text:span text:style-name="T11">MBSE </text:span><text:span text:style-name="T5">community in the implementation of </text:span><text:span text:style-name="T11">the </text:span><text:span text:style-name="T5">SysML v2 specification.</text:span></text:p>
      <text:p text:style-name="P8"/>
      <text:p text:style-name="P17">uSysML</text:p>
      <text:p text:style-name="P4"/>
      <text:p text:style-name="P15">The uSysML project broadly refers to the specific test cases, associated explanations, discussion, and any issues raised. In a more narrow sense, <text:span text:style-name="T125">uSysML refers to a subset of SysML v2 keywords and behaviours, however what exactly is this subset depends on the uSysML version </text:span>(see Table 1)<text:span text:style-name="T125">. The purpose of uSysML version</text:span>s<text:span text:style-name="T125"> is </text:span>to <text:span text:style-name="T125">define scope that will limit considerations required for the development of robust test cases to explore practical issues relevant to the implementation of the SysML v2 textual notation. The</text:span>refore, the<text:span text:style-name="T125"> scope of uSysML for each version is fixed for the purpose of this work and the development of test cases. The currently planned scope/uSysML version is shown in the table below.</text:span></text:p>
      <text:p text:style-name="P9"/>
      <text:p text:style-name="P14">Table 1. uSysML scope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49">uSysML version</text:p>
          </table:table-cell>
          <table:table-cell table:style-name="Table6.A1" office:value-type="string">
            <text:p text:style-name="P149">Scope</text:p>
          </table:table-cell>
          <table:table-cell table:style-name="Table6.C1" office:value-type="string">
            <text:p text:style-name="P150">Current status</text:p>
          </table:table-cell>
        </table:table-row>
        <table:table-row>
          <table:table-cell table:style-name="Table6.A2" office:value-type="string">
            <text:p text:style-name="P151">v0.01</text:p>
          </table:table-cell>
          <table:table-cell table:style-name="Table6.A2" office:value-type="string">
            <text:p text:style-name="P151">package, part, part def,</text:p>
            <text:p text:style-name="P151">//-<text:span text:style-name="T123">type comments</text:span></text:p>
          </table:table-cell>
          <table:table-cell table:style-name="Table6.C2" office:value-type="string">
            <text:p text:style-name="P151"><text:span text:style-name="T127">8</text:span> <text:span text:style-name="T108">T</text:span>est <text:span text:style-name="T108">C</text:span>ases</text:p>
          </table:table-cell>
        </table:table-row>
        <table:table-row>
          <table:table-cell table:style-name="Table6.A2" office:value-type="string">
            <text:p text:style-name="P151">v0.02</text:p>
          </table:table-cell>
          <table:table-cell table:style-name="Table6.A2" office:value-type="string">
            <text:p text:style-name="P151">+attribute, +attribute def</text:p>
          </table:table-cell>
          <table:table-cell table:style-name="Table6.C2" office:value-type="string">
            <text:p text:style-name="P151">None yet</text:p>
          </table:table-cell>
        </table:table-row>
        <table:table-row>
          <table:table-cell table:style-name="Table6.A2" office:value-type="string">
            <text:p text:style-name="P151">v0.<text:span text:style-name="T104">03</text:span></text:p>
          </table:table-cell>
          <table:table-cell table:style-name="Table6.A2" office:value-type="string">
            <text:p text:style-name="P151">+redefines, +subsets, +specializes</text:p>
          </table:table-cell>
          <table:table-cell table:style-name="Table6.C2" office:value-type="string">
            <text:p text:style-name="P151">None yet</text:p>
          </table:table-cell>
        </table:table-row>
      </table:table>
      <text:p text:style-name="P6"/>
      <text:p text:style-name="P155">The following references have been used for this work:</text:p>
      <text:list xml:id="list2937706905" text:style-name="L1">
        <text:list-item>
          <text:p text:style-name="P171"><text:span text:style-name="T42">Kernel Modeling Language (KerML) (‘</text:span>1-Kernel_Modeling_Language.pdf’<text:span text:style-name="T42">)</text:span></text:p>
        </text:list-item>
        <text:list-item>
          <text:p text:style-name="P172">OMG Systems Modeling Language (SysML)</text:p>
          <text:p text:style-name="P171"><text:span text:style-name="T42">(‘</text:span>2-OMG_Systems_Modeling_Language.pdf’<text:span text:style-name="T42">)</text:span></text:p>
        </text:list-item>
        <text:list-item>
          <text:p text:style-name="P171"><text:soft-page-break/>SysMLv2 Pilot Implementation <text:span text:style-name="T42">Prototype (https://github.com/Systems-Modeling/SysML-v2-Pilot-Implementation)</text:span></text:p>
        </text:list-item>
        <text:list-item>
          <text:p text:style-name="P171"><text:span text:style-name="T80">Sanford Friedental, “</text:span>Introduction to the SysML v2 Language Graphical Notation”, <text:span text:style-name="T80">Release: </text:span>2021-05-21</text:p>
        </text:list-item>
        <text:list-item>
          <text:p text:style-name="P171">Model Driven Solutions, Inc. “Introduction to the SysML v2 Language Textual Notation”, Release: 2021-05</text:p>
        </text:list-item>
      </text:list>
      <text:p text:style-name="P13"/>
      <text:p text:style-name="P13"><text:span text:style-name="T125">Henceforth, the test cases derived from this work will be referd to as “uSysML Test </text:span>C<text:span text:style-name="T96">ases”. </text:span>This document is a “living document” that is being developed and maintained by the uSysML team.</text:p>
      <text:p text:style-name="P5"/>
      <text:p text:style-name="P5"/>
      <text:p text:style-name="P19">uSysML Test Cases notation</text:p>
      <text:p text:style-name="P7"/>
      <text:p text:style-name="P10">uSysML Test Cases are organised in a loosely structured format that consists of the test case table and <text:span text:style-name="T128">discussion</text:span>. Each uSysML Test Case is associated with a unique number identifier that allows it to be referenced <text:span text:style-name="T124">later</text:span>. <text:span text:style-name="T98">A uSysML Test Case table consists of the following fields:</text:span></text:p>
      <text:p text:style-name="P11"/>
      <text:list xml:id="list3838757858" text:style-name="L2">
        <text:list-item>
          <text:p text:style-name="P175"><text:span text:style-name="T3">Test Case ID   uSysML Test Case </text:span><text:span text:style-name="T4">number identifier</text:span></text:p>
        </text:list-item>
        <text:list-item>
          <text:p text:style-name="P173">Title   uSysML Test Case title</text:p>
        </text:list-item>
        <text:list-item>
          <text:p text:style-name="P173">Description   uSysML Test Case brief description</text:p>
        </text:list-item>
        <text:list-item>
          <text:p text:style-name="P173">SysMLv2 textual notation   SysML v2 textual notation that represents the Test Case</text:p>
        </text:list-item>
        <text:list-item>
          <text:p text:style-name="P173">Expected output   Expected output upon parsing the SysMLv2 textual notation</text:p>
        </text:list-item>
        <text:list-item>
          <text:p text:style-name="P173">Comments   Any comments, usually addressing the test case input or expected output</text:p>
        </text:list-item>
        <text:list-item>
          <text:p text:style-name="P173">Rules/constraints   Any clear rules or constraints that could be highlighted based on the input or expected output</text:p>
        </text:list-item>
      </text:list>
      <text:p text:style-name="P11"/>
      <text:p text:style-name="P21"><text:span text:style-name="T3">T</text:span><text:span text:style-name="T2">he SysMLv2 </text:span><text:span text:style-name="T3">textual notation </text:span><text:span text:style-name="T2">must be parseable by the parser compliant with the </text:span><text:span text:style-name="T3">SysMLv2 </text:span><text:span text:style-name="T2">specification (typically tested against the SysMLv2 Pilot Implementation).</text:span></text:p>
      <text:p text:style-name="P12"/>
      <text:p text:style-name="P34"><text:span text:style-name="T14">The notation </text:span><text:span text:style-name="T23">used</text:span><text:span text:style-name="T14"> in </text:span><text:span text:style-name="T23">the field </text:span><text:span text:style-name="T14">“Expected output”</text:span></text:p>
      <text:p text:style-name="P12"/>
      <text:p text:style-name="P21"><text:span text:style-name="T2">The </text:span><text:span text:style-name="T7">E</text:span><text:span text:style-name="T2">xpected output is not SysMLv2 textual notation, rather it employs a specific notation developed specifically for the purpose of </text:span><text:span text:style-name="T4">uSysML Test Cases. </text:span><text:span text:style-name="T7">T</text:span><text:span text:style-name="T2">his is </text:span><text:span text:style-name="T7">a </text:span><text:span text:style-name="T2">shorthand notation to specify namespaces </text:span><text:span text:style-name="T8">and possibly additional features of the parsed elements</text:span><text:span text:style-name="T2">. </text:span><text:span text:style-name="T8">Some examples</text:span><text:span text:style-name="T2">:</text:span></text:p>
      <text:p text:style-name="P12"/>
      <text:p text:style-name="P16">Example 1</text:p>
      <text:p text:style-name="P35"><text:span text:style-name="T101">Output shown</text:span><text:span text:style-name="T100">:</text:span></text:p>
      <text:p text:style-name="P37">Root.PackageVehicles.Vehicle</text:p>
      <text:p text:style-name="P18"/>
      <text:p text:style-name="P35"><text:span text:style-name="T35">Meaning</text:span><text:span text:style-name="T34">: </text:span><text:span text:style-name="T70">'</text:span><text:span text:style-name="T99">Vehicle</text:span><text:span text:style-name="T70">' is in the namespace of '</text:span><text:span text:style-name="T99">PackageVehicles</text:span><text:span text:style-name="T70">' which is in the namespace of '</text:span><text:span text:style-name="T99">Root</text:span><text:span text:style-name="T70">'.</text:span></text:p>
      <text:p text:style-name="P38"/>
      <text:p text:style-name="P36"><text:soft-page-break/><text:span text:style-name="T75">E</text:span><text:span text:style-name="T74">xample 2</text:span></text:p>
      <text:p text:style-name="P47"><text:span text:style-name="T77">Output shown</text:span><text:span text:style-name="T71">:</text:span></text:p>
      <text:p text:style-name="P50">Root.PackageVehicles.Vehicle [PartDef]</text:p>
      <text:p text:style-name="P50"/>
      <text:p text:style-name="P48"><text:span text:style-name="T65">Meaning</text:span><text:span text:style-name="T64">: </text:span><text:span text:style-name="T71">‘</text:span><text:span text:style-name="T70">Vehicle' is in the namespace of 'PackageVehicles' which is in the namespace of 'Root'. <text:s/>'Vehicle' </text:span><text:span text:style-name="T71">is PartDef (generated by the SysMLv2 command ‘part def’). </text:span><text:span text:style-name="T73">In SysMLv2 language </text:span><text:span text:style-name="T71">the element </text:span><text:span text:style-name="T72">C</text:span><text:span text:style-name="T71">assifier </text:span><text:span text:style-name="T73">of </text:span><text:span text:style-name="T70">'Vehicle' </text:span><text:span text:style-name="T71">is PartDef.</text:span></text:p>
      <text:p text:style-name="P52"/>
      <text:p text:style-name="P49"><text:span text:style-name="T76">E</text:span><text:span text:style-name="T74">xample 3</text:span></text:p>
      <text:p text:style-name="P47"><text:span text:style-name="T77">Output shown</text:span><text:span text:style-name="T71">:</text:span></text:p>
      <text:p text:style-name="P56">Root.PackageVehicles.vehicle [Part]</text:p>
      <text:p text:style-name="P51"><text:s text:c="4"/>type=Root.PackageVehicles.Vehicle</text:p>
      <text:p text:style-name="P39"/>
      <text:p text:style-name="P30"><text:span text:style-name="T63">Meaning</text:span><text:span text:style-name="T69">:</text:span></text:p>
      <text:list xml:id="list1863599429" text:style-name="L3">
        <text:list-item>
          <text:p text:style-name="P178">‘vehicle’ is in the namespace of ‘PackageVehicles’ which is in the namspace of ‘Root’</text:p>
        </text:list-item>
        <text:list-item>
          <text:p text:style-name="P178">‘vehicle’ is Part of the type ‘Root.PackageVehicles.Vehicle’</text:p>
        </text:list-item>
      </text:list>
      <text:p text:style-name="P40"/>
      <text:p text:style-name="P180"><text:span text:style-name="T15">Test Case #0001:</text:span><text:span text:style-name="T16"> </text:span><text:span text:style-name="T17">Fully qualified element names </text:span><text:span text:style-name="T16">(FQEN)</text:span></text:p>
      <text:p text:style-name="P17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0">Test <text:span text:style-name="T98">C</text:span>ase <text:span text:style-name="T98">ID</text:span></text:p>
          </table:table-cell>
          <table:table-cell table:style-name="Table1.B1" office:value-type="string">
            <text:p text:style-name="P200"><text:span text:style-name="T49">#</text:span>0001</text:p>
          </table:table-cell>
        </table:table-row>
        <table:table-row>
          <table:table-cell table:style-name="Table1.A2" office:value-type="string">
            <text:p text:style-name="P200">Title</text:p>
          </table:table-cell>
          <table:table-cell table:style-name="Table1.B2" office:value-type="string">
            <text:p text:style-name="P200">Fully qualified element names <text:span text:style-name="T95">(FQEN)</text:span></text:p>
          </table:table-cell>
        </table:table-row>
        <table:table-row>
          <table:table-cell table:style-name="Table1.A2" office:value-type="string">
            <text:p text:style-name="P200">Description</text:p>
          </table:table-cell>
          <table:table-cell table:style-name="Table1.B2" office:value-type="string">
            <text:p text:style-name="P200"><text:span text:style-name="T97">Parsing a</text:span> *.sysml file will generate <text:span text:style-name="T1">a FQEN </text:span>for each element, starting with “Root”</text:p>
          </table:table-cell>
        </table:table-row>
        <table:table-row>
          <table:table-cell table:style-name="Table1.A2" office:value-type="string">
            <text:p text:style-name="P201"><text:span text:style-name="T43">SysMLv2</text:span> textual notation</text:p>
          </table:table-cell>
          <table:table-cell table:style-name="Table1.B2" office:value-type="string">
            <text:p text:style-name="P193">package PackageVehicles {</text:p>
            <text:p text:style-name="P193"/>
            <text:p text:style-name="P193"><text:s text:c="4"/>part def Vehicle;</text:p>
            <text:p text:style-name="P193"><text:s text:c="4"/>part def Wheel;</text:p>
            <text:p text:style-name="P193"/>
            <text:p text:style-name="P193"><text:s text:c="4"/>part vehicle:Vehicle {</text:p>
            <text:p text:style-name="P193"><text:s text:c="8"/>part w:Wheel;</text:p>
            <text:p text:style-name="P193"><text:s text:c="4"/>}</text:p>
            <text:p text:style-name="P193">}</text:p>
          </table:table-cell>
        </table:table-row>
        <table:table-row>
          <table:table-cell table:style-name="Table1.A2" office:value-type="string">
            <text:p text:style-name="P200">Expected output</text:p>
          </table:table-cell>
          <table:table-cell table:style-name="Table1.B2" office:value-type="string">
            <text:p text:style-name="P192">Root.PackageVehicles [Package]</text:p>
            <text:p text:style-name="P192"><text:s/>Root.PackageVehicles.Vehicle [PartDef]</text:p>
            <text:p text:style-name="P192"><text:s/>Root.PackageVehicles.Wheel [PartDef]</text:p>
            <text:p text:style-name="P192"><text:s/>Root.PackageVehicles.vehicle [Part]</text:p>
            <text:p text:style-name="P192"><text:s text:c="4"/>type=Root.PackageVehicles.Vehicle</text:p>
            <text:p text:style-name="P192"><text:s text:c="2"/>Root.PackageVehicles.vehicle.w [Part]</text:p>
            <text:p text:style-name="P192"><text:s text:c="6"/>type=Root.PackageVehicles.Wheel</text:p>
          </table:table-cell>
        </table:table-row>
        <table:table-row table:style-name="Table1.6">
          <table:table-cell table:style-name="Table1.A2" office:value-type="string">
            <text:p text:style-name="P202">Rules/<text:span text:style-name="T45">constraints</text:span></text:p>
          </table:table-cell>
          <table:table-cell table:style-name="Table1.B2" office:value-type="string">
            <text:list xml:id="list1819282064" text:style-name="L9">
              <text:list-item>
                <text:p text:style-name="P183">A *.sysml file defines the name space for the elements it contains. <text:span text:style-name="T48">The top level name space bounded by the file is assigned to the element “Root”</text:span></text:p>
              </text:list-item>
              <text:list-item>
                <text:p text:style-name="P186"><text:span text:style-name="T126">Each </text:span>curly braces segment defines a name space</text:p>
              </text:list-item>
              <text:list-item>
                <text:p text:style-name="P188"><text:span text:style-name="T128">Within a *.sysml file e</text:span>ach FQ<text:span text:style-name="T95">E</text:span>N must be uniqe</text:p>
              </text:list-item>
            </text:list>
          </table:table-cell>
        </table:table-row>
        <table:table-row table:style-name="Table1.6">
          <table:table-cell table:style-name="Table1.A2" office:value-type="string">
            <text:p text:style-name="P203"><text:span text:style-name="T44">C</text:span>omments</text:p>
          </table:table-cell>
          <table:table-cell table:style-name="Table1.B2" office:value-type="string">
            <text:p text:style-name="P191"/>
          </table:table-cell>
        </table:table-row>
      </table:table>
      <text:p text:style-name="P164"/>
      <text:p text:style-name="P160">Discussion</text:p>
      <text:p text:style-name="P167">This Test Case focuses on the requirement for uniqueness of each FQENs within a sysml file. The following example should generate an error:</text:p>
      <text:p text:style-name="P167"/>
      <text:p text:style-name="P193">package PackageVehicles {</text:p>
      <text:p text:style-name="P193"/>
      <text:p text:style-name="P193"><text:s text:c="4"/>part def Vehicle;</text:p>
      <text:p text:style-name="P194"><text:s text:c="4"/>part def Wheel;</text:p>
      <text:p text:style-name="P194"><text:s text:c="4"/><text:span text:style-name="T129">part Wheel;</text:span></text:p>
      <text:p text:style-name="P193"/>
      <text:p text:style-name="P193"><text:s text:c="4"/>part vehicle:Vehicle {</text:p>
      <text:p text:style-name="P193"><text:s text:c="8"/>part w:Wheel;</text:p>
      <text:p text:style-name="P193"><text:s text:c="4"/>}</text:p>
      <text:p text:style-name="P193">}</text:p>
      <text:p text:style-name="P167"/>
      <text:p text:style-name="P167">because in this case both ‘part def Wheel’ and ‘part Wheel’ have the same FQEN ‘PackageVehicles.Wheel’ <text:span text:style-name="T131">(</text:span>even though the two elements are associated with different classifiers, PartDef and Part, <text:span text:style-name="T130">respectively</text:span>).</text:p>
      <text:p text:style-name="P167"/>
      <text:p text:style-name="P177"><text:soft-page-break/><text:span text:style-name="T29">Test Case #000</text:span><text:span text:style-name="T30">2</text:span><text:span text:style-name="T29">:</text:span><text:span text:style-name="T31"> </text:span><text:span text:style-name="T32">Fully qualified element names </text:span><text:span text:style-name="T31">(FQEN) </text:span><text:span text:style-name="T33">(variant)</text:span></text:p>
      <text:p text:style-name="P17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0">Test <text:span text:style-name="T98">C</text:span>ase <text:span text:style-name="T98">ID</text:span></text:p>
          </table:table-cell>
          <table:table-cell table:style-name="Table2.B1" office:value-type="string">
            <text:p text:style-name="P200"><text:span text:style-name="T49">#</text:span>000<text:span text:style-name="T47">2</text:span></text:p>
          </table:table-cell>
        </table:table-row>
        <table:table-row>
          <table:table-cell table:style-name="Table2.A2" office:value-type="string">
            <text:p text:style-name="P200">Title</text:p>
          </table:table-cell>
          <table:table-cell table:style-name="Table2.B2" office:value-type="string">
            <text:p text:style-name="P200">Fully qualified element names <text:span text:style-name="T47">(an extension of #0001)</text:span></text:p>
          </table:table-cell>
        </table:table-row>
        <table:table-row>
          <table:table-cell table:style-name="Table2.A2" office:value-type="string">
            <text:p text:style-name="P200">Description</text:p>
          </table:table-cell>
          <table:table-cell table:style-name="Table2.B2" office:value-type="string">
            <text:p text:style-name="P200"><text:span text:style-name="T126">Parsing of the</text:span> *.sysml file will generate <text:span text:style-name="T1">a FQEN </text:span>for each element, starting with “Root”</text:p>
          </table:table-cell>
        </table:table-row>
        <table:table-row>
          <table:table-cell table:style-name="Table2.A2" office:value-type="string">
            <text:p text:style-name="P201"><text:span text:style-name="T43">SysMLv2</text:span> textual notation</text:p>
          </table:table-cell>
          <table:table-cell table:style-name="Table2.B2" office:value-type="string">
            <text:p text:style-name="P193">package PackageVehicles {</text:p>
            <text:p text:style-name="P193"><text:s text:c="2"/></text:p>
            <text:p text:style-name="P193"><text:s text:c="4"/>part def Vehicle;</text:p>
            <text:p text:style-name="P193"><text:s text:c="4"/>part def Wheel;</text:p>
            <text:p text:style-name="P193"/>
            <text:p text:style-name="P193"><text:s text:c="4"/>part vehicle:Vehicle {</text:p>
            <text:p text:style-name="P193"><text:s text:c="8"/>part w:Wheel;</text:p>
            <text:p text:style-name="P193"><text:s text:c="4"/>}</text:p>
            <text:p text:style-name="P193">}</text:p>
            <text:p text:style-name="P193"/>
            <text:p text:style-name="P193">package PackageStations {</text:p>
            <text:p text:style-name="P193"><text:s text:c="4"/>part def VehicleStation;</text:p>
            <text:p text:style-name="P193">}</text:p>
          </table:table-cell>
        </table:table-row>
        <table:table-row>
          <table:table-cell table:style-name="Table2.A2" office:value-type="string">
            <text:p text:style-name="P200">Expected output</text:p>
          </table:table-cell>
          <table:table-cell table:style-name="Table2.B2" office:value-type="string">
            <text:p text:style-name="P192">Root.PackageVehicles [Package]</text:p>
            <text:p text:style-name="P192"><text:s/>Root.PackageVehicles.Vehicle [PartDef]</text:p>
            <text:p text:style-name="P192"><text:s/>Root.PackageVehicles.Wheel [PartDef]</text:p>
            <text:p text:style-name="P192"><text:s/>Root.PackageVehicles.vehicle [Part]</text:p>
            <text:p text:style-name="P192"><text:s text:c="4"/>type=Root.PackageVehicles.Vehicle</text:p>
            <text:p text:style-name="P192"><text:s text:c="2"/>Root.PackageVehicles.vehicle.w [Part]</text:p>
            <text:p text:style-name="P192"><text:s text:c="6"/>type=Root.PackageVehicles.Wheel</text:p>
            <text:p text:style-name="P192">Root.PackageStations [Package]</text:p>
            <text:p text:style-name="P192"><text:s/>Root.PackageStations.VehicleStation [PartDef]</text:p>
          </table:table-cell>
        </table:table-row>
        <table:table-row table:style-name="Table2.6">
          <table:table-cell table:style-name="Table2.A2" office:value-type="string">
            <text:p text:style-name="P202">Rules/<text:span text:style-name="T45">constraints</text:span></text:p>
          </table:table-cell>
          <table:table-cell table:style-name="Table2.B2" office:value-type="string">
            <text:list xml:id="list2519615016" text:style-name="L11">
              <text:list-item>
                <text:p text:style-name="P184">A *.sysml file defines the name space for the elements it contains. <text:span text:style-name="T48">The top level name space bounded by the file is assigned to the element “Root”</text:span></text:p>
              </text:list-item>
              <text:list-item>
                <text:p text:style-name="P190">Any valid element can be nested under the “Root” element (<text:span text:style-name="T87">in this example there are </text:span>two <text:span text:style-name="T87">P</text:span>ackage elements)</text:p>
              </text:list-item>
            </text:list>
          </table:table-cell>
        </table:table-row>
      </table:table>
      <text:p text:style-name="P162"/>
      <text:p text:style-name="P161">Discussion</text:p>
      <text:p text:style-name="P165"><text:span text:style-name="T46">A potential issue arises when multiple *.sysml files are processed</text:span>.</text:p>
      <text:p text:style-name="P165">Let’s assume two files, “Vehicles1.sysml” and “Vehicles2.sysml with the following content: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68">file Vehicles1.sysml</text:p>
          </table:table-cell>
          <table:table-cell table:style-name="Table10.B1" office:value-type="string">
            <text:p text:style-name="P168">file Vehicles<text:span text:style-name="T131">2</text:span>.sysml</text:p>
          </table:table-cell>
        </table:table-row>
        <table:table-row>
          <table:table-cell table:style-name="Table10.A2" office:value-type="string">
            <text:p text:style-name="P193">part def Vehicle;</text:p>
            <text:p text:style-name="P193">part def Wheel;</text:p>
          </table:table-cell>
          <table:table-cell table:style-name="Table10.B2" office:value-type="string">
            <text:p text:style-name="P193">part def Vehicle;</text:p>
            <text:p text:style-name="P193"/>
          </table:table-cell>
        </table:table-row>
      </table:table>
      <text:p text:style-name="P165"/>
      <text:p text:style-name="P165">Let’s assume <text:span text:style-name="T131">a</text:span> SysMLv2 processor ‘sysmlv2’, then processing the first file <text:span text:style-name="T133">will result in</text:span>:</text:p>
      <text:p text:style-name="P169">$ sysmlv2 Vehicles1.sysml</text:p>
      <text:p text:style-name="P195">Root.<text:span text:style-name="T130">Vehicle [PartDef]</text:span></text:p>
      <text:p text:style-name="P195">Root.<text:span text:style-name="T130">Wheel [PartDef]</text:span></text:p>
      <text:p text:style-name="P198"><text:soft-page-break/></text:p>
      <text:p text:style-name="P158"/>
      <text:p text:style-name="P158"><text:span text:style-name="T133">And p</text:span>rocessing the second file <text:span text:style-name="T133">will result in:</text:span></text:p>
      <text:p text:style-name="P158"/>
      <text:p text:style-name="P169">$ sysmlv2 Vehicles2.sysml</text:p>
      <text:p text:style-name="P195">Root.<text:span text:style-name="T130">Vehicle [PartDef]</text:span></text:p>
      <text:p text:style-name="P199"/>
      <text:p text:style-name="P199"/>
      <text:p text:style-name="P166"><text:span text:style-name="T134">W</text:span>hen the two files are processed together:</text:p>
      <text:p text:style-name="P170">$ <text:span text:style-name="T106">sysmlv2 Vehicles</text:span><text:span text:style-name="T105">1</text:span><text:span text:style-name="T106">.sysml Vehicles2.sysml</text:span></text:p>
      <text:p text:style-name="P166"/>
      <text:p text:style-name="P166">the FQENs for the element <text:span text:style-name="T132">‘</text:span><text:span text:style-name="T78">Root.</text:span><text:span text:style-name="T79">Vehicle’</text:span><text:span text:style-name="T61"> </text:span><text:span text:style-name="T60">will </text:span><text:span text:style-name="T62">create </text:span><text:span text:style-name="T60">a name clash.</text:span></text:p>
      <text:p text:style-name="P174"><text:span text:style-name="T16"/></text:p>
      <text:p text:style-name="P41"><text:span text:style-name="T15">Test Case #000</text:span><text:span text:style-name="T18">3</text:span><text:span text:style-name="T15">: </text:span><text:span text:style-name="T19">Element </text:span><text:span text:style-name="T20">C</text:span><text:span text:style-name="T19">lassifiers</text:span></text:p>
      <text:p text:style-name="P2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2">Test <text:span text:style-name="T98">C</text:span>ase <text:span text:style-name="T98">ID</text:span></text:p>
          </table:table-cell>
          <table:table-cell table:style-name="Table3.B1" office:value-type="string">
            <text:p text:style-name="P112"><text:span text:style-name="T49">#</text:span>000<text:span text:style-name="T50">3</text:span></text:p>
          </table:table-cell>
        </table:table-row>
        <table:table-row>
          <table:table-cell table:style-name="Table3.A2" office:value-type="string">
            <text:p text:style-name="P112">Title</text:p>
          </table:table-cell>
          <table:table-cell table:style-name="Table3.B2" office:value-type="string">
            <text:p text:style-name="P141">Element <text:span text:style-name="T85">C</text:span>lassifiers</text:p>
          </table:table-cell>
        </table:table-row>
        <table:table-row>
          <table:table-cell table:style-name="Table3.A2" office:value-type="string">
            <text:p text:style-name="P112">Description</text:p>
          </table:table-cell>
          <table:table-cell table:style-name="Table3.B2" office:value-type="string">
            <text:p text:style-name="P142"><text:span text:style-name="T51">Every </text:span>element <text:span text:style-name="T51">is associated with a Classifier</text:span></text:p>
          </table:table-cell>
        </table:table-row>
        <table:table-row>
          <table:table-cell table:style-name="Table3.A2" office:value-type="string">
            <text:p text:style-name="P120"><text:span text:style-name="T43">SysMLv2</text:span> textual notation</text:p>
          </table:table-cell>
          <table:table-cell table:style-name="Table3.B2" office:value-type="string">
            <text:p text:style-name="P100">package PackageVehicles {</text:p>
            <text:p text:style-name="P100"><text:s text:c="2"/></text:p>
            <text:p text:style-name="P100"><text:s text:c="4"/>part def Vehicle;</text:p>
            <text:p text:style-name="P100"><text:s text:c="4"/>part def Wheel;</text:p>
            <text:p text:style-name="P100"/>
            <text:p text:style-name="P100"><text:s text:c="4"/>part vehicle:Vehicle {</text:p>
            <text:p text:style-name="P100"><text:s text:c="8"/>part w:Wheel;</text:p>
            <text:p text:style-name="P100"><text:s text:c="4"/>}</text:p>
            <text:p text:style-name="P100">}</text:p>
            <text:p text:style-name="P100"/>
            <text:p text:style-name="P100">package PackageStations {</text:p>
            <text:p text:style-name="P100"><text:s text:c="4"/>part def VehicleStation;</text:p>
            <text:p text:style-name="P100">}</text:p>
          </table:table-cell>
        </table:table-row>
        <table:table-row>
          <table:table-cell table:style-name="Table3.A2" office:value-type="string">
            <text:p text:style-name="P112">Expected output</text:p>
          </table:table-cell>
          <table:table-cell table:style-name="Table3.B2" office:value-type="string">
            <text:p text:style-name="P93">Root.PackageVehicles [Package]</text:p>
            <text:p text:style-name="P93"><text:s/>Root.PackageVehicles.Vehicle [PartDef]</text:p>
            <text:p text:style-name="P93"><text:s/>Root.PackageVehicles.Wheel [PartDef]</text:p>
            <text:p text:style-name="P93"><text:s/>Root.PackageVehicles.vehicle [Part]</text:p>
            <text:p text:style-name="P93"><text:s text:c="4"/>type=Root.PackageVehicles.Vehicle</text:p>
            <text:p text:style-name="P93"><text:s text:c="2"/>Root.PackageVehicles.vehicle.w [Part]</text:p>
            <text:p text:style-name="P93"><text:s text:c="6"/>type=Root.PackageVehicles.Wheel</text:p>
            <text:p text:style-name="P93">Root.PackageStations [Package]</text:p>
            <text:p text:style-name="P93"><text:s/>Root.PackageStations.VehicleStation [PartDef]</text:p>
          </table:table-cell>
        </table:table-row>
        <table:table-row table:style-name="Table3.6">
          <table:table-cell table:style-name="Table3.A2" office:value-type="string">
            <text:p text:style-name="P126"><text:span text:style-name="T44">C</text:span>omments</text:p>
          </table:table-cell>
          <table:table-cell table:style-name="Table3.B2" office:value-type="string">
            <text:list xml:id="list323412781" text:style-name="L6">
              <text:list-item>
                <text:p text:style-name="P163">In output above the element <text:span text:style-name="T85">C</text:span>assifiers are shown in square brackets (Package, PartDef, and Part<text:span text:style-name="T84">)</text:span></text:p>
              </text:list-item>
              <text:list-item>
                <text:p text:style-name="P163"><text:span text:style-name="T84">The following development in notation is adoped: i</text:span>nstead of saying <text:span text:style-name="T82">the </text:span><text:span text:style-name="T81">element ‘Root.PackageVehicles’ is associated with a </text:span><text:span text:style-name="T83">C</text:span><text:span text:style-name="T81">lassifer “Package’</text:span>, <text:span text:style-name="T51">it can be said </text:span><text:span text:style-name="T82">the element ‘Root.PackageVehicles’ is ‘Package’</text:span></text:p>
              </text:list-item>
            </text:list>
          </table:table-cell>
        </table:table-row>
        <table:table-row table:style-name="Table3.6">
          <table:table-cell table:style-name="Table3.A2" office:value-type="string">
            <text:p text:style-name="P135">Rules/constraints</text:p>
          </table:table-cell>
          <table:table-cell table:style-name="Table3.B2" office:value-type="string">
            <text:p text:style-name="P82">Every element is associated with a <text:span text:style-name="T85">C</text:span>lassifier</text:p>
          </table:table-cell>
        </table:table-row>
      </table:table>
      <text:p text:style-name="P60"/>
      <text:p text:style-name="P60"/>
      <text:p text:style-name="P42"><text:span text:style-name="T15">Test Case #000</text:span><text:span text:style-name="T20">4</text:span><text:span text:style-name="T15">: ‘</text:span><text:span text:style-name="T20">Part’ element type</text:span></text:p>
      <text:p text:style-name="P2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3">Test <text:span text:style-name="T98">C</text:span>ase <text:span text:style-name="T98">ID</text:span></text:p>
          </table:table-cell>
          <table:table-cell table:style-name="Table4.B1" office:value-type="string">
            <text:p text:style-name="P113"><text:span text:style-name="T49">#</text:span>000<text:span text:style-name="T85">4</text:span></text:p>
          </table:table-cell>
        </table:table-row>
        <table:table-row>
          <table:table-cell table:style-name="Table4.A2" office:value-type="string">
            <text:p text:style-name="P113">Title</text:p>
          </table:table-cell>
          <table:table-cell table:style-name="Table4.B2" office:value-type="string">
            <text:p text:style-name="P143">‘Part’ element type</text:p>
          </table:table-cell>
        </table:table-row>
        <table:table-row>
          <table:table-cell table:style-name="Table4.A2" office:value-type="string">
            <text:p text:style-name="P113">Description</text:p>
          </table:table-cell>
          <table:table-cell table:style-name="Table4.B2" office:value-type="string">
            <text:p text:style-name="P143"><text:span text:style-name="T94">A ‘</text:span>Part’ element may have type</text:p>
          </table:table-cell>
        </table:table-row>
        <table:table-row>
          <table:table-cell table:style-name="Table4.A2" office:value-type="string">
            <text:p text:style-name="P121"><text:span text:style-name="T43">SysMLv2</text:span> textual notation</text:p>
          </table:table-cell>
          <table:table-cell table:style-name="Table4.B2" office:value-type="string">
            <text:p text:style-name="P101">package PackageVehicles {</text:p>
            <text:p text:style-name="P101"/>
            <text:p text:style-name="P101"><text:s text:c="4"/>part def Vehicle;</text:p>
            <text:p text:style-name="P101"><text:s text:c="4"/>part def Wheel;</text:p>
            <text:p text:style-name="P101"/>
            <text:p text:style-name="P101"><text:s text:c="4"/>part vehicle:Vehicle {</text:p>
            <text:p text:style-name="P101"><text:s text:c="8"/>part c;</text:p>
            <text:p text:style-name="P101"><text:s text:c="8"/>part w:Wheel;</text:p>
            <text:p text:style-name="P101"><text:s text:c="4"/>}</text:p>
            <text:p text:style-name="P101">}</text:p>
          </table:table-cell>
        </table:table-row>
        <table:table-row>
          <table:table-cell table:style-name="Table4.A2" office:value-type="string">
            <text:p text:style-name="P113">Expected output</text:p>
          </table:table-cell>
          <table:table-cell table:style-name="Table4.B2" office:value-type="string">
            <text:p text:style-name="P94">Root.PackageVehicles [Package]</text:p>
            <text:p text:style-name="P94"><text:s/>Root.PackageVehicles.Vehicle [PartDef]</text:p>
            <text:p text:style-name="P94"><text:s/>Root.PackageVehicles.Wheel [PartDef]</text:p>
            <text:p text:style-name="P94"><text:s/>Root.PackageVehicles.vehicle [Part]</text:p>
            <text:p text:style-name="P94"><text:s text:c="4"/>type=Root.PackageVehicles.Vehicle</text:p>
            <text:p text:style-name="P94"><text:s text:c="2"/>Root.PackageVehicles.vehicle.c [Part]</text:p>
            <text:p text:style-name="P94"><text:s text:c="6"/>type=None</text:p>
            <text:p text:style-name="P94"><text:s text:c="2"/>Root.PackageVehicles.vehicle.w [Part]</text:p>
            <text:p text:style-name="P94"><text:s text:c="6"/>type=Root.PackageVehicles.Wheel</text:p>
          </table:table-cell>
        </table:table-row>
        <table:table-row table:style-name="Table4.6">
          <table:table-cell table:style-name="Table4.A2" office:value-type="string">
            <text:p text:style-name="P127"><text:span text:style-name="T44">C</text:span>omments</text:p>
          </table:table-cell>
          <table:table-cell table:style-name="Table4.B2" office:value-type="string">
            <text:p text:style-name="P69"><text:span text:style-name="T121">In the expected outpout t</text:span>ype<text:span text:style-name="T86">s</text:span> of ‘<text:span text:style-name="T86">P</text:span>art’ <text:span text:style-name="T86">elements are shown explicitely with “type= ...”. In the above example Part ‘c’ doesn’t have a type specified, while Part ‘w’ is of type ‘Wheel’, which itself is ‘PartDef.’</text:span></text:p>
          </table:table-cell>
        </table:table-row>
        <table:table-row table:style-name="Table4.6">
          <table:table-cell table:style-name="Table4.A2" office:value-type="string">
            <text:p text:style-name="P136">Rules/constraints</text:p>
          </table:table-cell>
          <table:table-cell table:style-name="Table4.B2" office:value-type="string">
            <text:list xml:id="list210757192" text:style-name="L7">
              <text:list-item>
                <text:p text:style-name="P196"><text:span text:style-name="T53">‘Part’ elements may </text:span><text:span text:style-name="T54">optionally </text:span><text:span text:style-name="T53">have type </text:span><text:span text:style-name="T55">specified</text:span></text:p>
              </text:list-item>
              <text:list-item>
                <text:p text:style-name="P197"><text:span text:style-name="T53">I</text:span><text:span text:style-name="T52">f ‘Part’ </text:span><text:span text:style-name="T58">element </text:span><text:span text:style-name="T52">has type </text:span><text:span text:style-name="T55">specified</text:span><text:span text:style-name="T52">, the type must be an existing ‘PartDef’ element</text:span></text:p>
              </text:list-item>
            </text:list>
          </table:table-cell>
        </table:table-row>
      </table:table>
      <text:p text:style-name="P61"/>
      <text:p text:style-name="P61"/>
      <text:p text:style-name="P43"><text:span text:style-name="T15">Test Case #000</text:span><text:span text:style-name="T21">5</text:span><text:span text:style-name="T15">: ‘</text:span><text:span text:style-name="T20">Part’ element </text:span><text:span text:style-name="T22">syntactical</text:span><text:span text:style-name="T20"> </text:span><text:span text:style-name="T21">forms</text:span></text:p>
      <text:p text:style-name="P2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14">Test <text:span text:style-name="T98">C</text:span>ase <text:span text:style-name="T98">ID</text:span></text:p>
          </table:table-cell>
          <table:table-cell table:style-name="Table5.B1" office:value-type="string">
            <text:p text:style-name="P114"><text:span text:style-name="T49">#</text:span>000<text:span text:style-name="T88">5</text:span></text:p>
          </table:table-cell>
        </table:table-row>
        <table:table-row>
          <table:table-cell table:style-name="Table5.A2" office:value-type="string">
            <text:p text:style-name="P114">Title</text:p>
          </table:table-cell>
          <table:table-cell table:style-name="Table5.B2" office:value-type="string">
            <text:p text:style-name="P144">‘Part’ element <text:span text:style-name="T91">syntactical forms</text:span></text:p>
          </table:table-cell>
        </table:table-row>
        <table:table-row>
          <table:table-cell table:style-name="Table5.A2" office:value-type="string">
            <text:p text:style-name="P114">Description</text:p>
          </table:table-cell>
          <table:table-cell table:style-name="Table5.B2" office:value-type="string">
            <text:p text:style-name="P145"><text:span text:style-name="T88">Syntactically, ‘P</text:span>art’ element <text:span text:style-name="T88">may appear in several different forms</text:span></text:p>
          </table:table-cell>
        </table:table-row>
        <table:table-row>
          <table:table-cell table:style-name="Table5.A2" office:value-type="string">
            <text:p text:style-name="P122"><text:span text:style-name="T43">SysMLv2</text:span> textual notation</text:p>
          </table:table-cell>
          <table:table-cell table:style-name="Table5.B2" office:value-type="string">
            <text:p text:style-name="P102">package PackageVehicles {</text:p>
            <text:p text:style-name="P102"/>
            <text:p text:style-name="P102"><text:s text:c="4"/>part def Vehicle;</text:p>
            <text:p text:style-name="P102"><text:s text:c="4"/>part def Wheel;</text:p>
            <text:p text:style-name="P102"><text:s text:c="4"/>part def WheelAxle;</text:p>
            <text:p text:style-name="P102"/>
            <text:p text:style-name="P102"><text:s text:c="4"/>part test_vehicle:Vehicle;</text:p>
            <text:p text:style-name="P102"/>
            <text:p text:style-name="P102"><text:s text:c="4"/>part vehicle:Vehicle {</text:p>
            <text:p text:style-name="P102"><text:s text:c="8"/>part a:WheelAxle[2];</text:p>
            <text:p text:style-name="P102"><text:s text:c="8"/>part w:Wheel[4] {</text:p>
            <text:p text:style-name="P102"><text:s text:c="12"/>part def LugBolt;</text:p>
            <text:p text:style-name="P102"><text:s text:c="8"/>}</text:p>
            <text:p text:style-name="P102"><text:s text:c="4"/>}</text:p>
            <text:p text:style-name="P102">}</text:p>
            <text:p text:style-name="P102"/>
            <text:p text:style-name="P102">package SupportComponents {</text:p>
            <text:p text:style-name="P102"/>
            <text:p text:style-name="P102"><text:s text:c="4"/>part parking_space;</text:p>
            <text:p text:style-name="P102"><text:s text:c="4"/>part vehicle_shed[4];</text:p>
            <text:p text:style-name="P102"/>
            <text:p text:style-name="P102"><text:s text:c="4"/>part repair_shop[2] {</text:p>
            <text:p text:style-name="P102"><text:s text:c="8"/>part def VehicleLift;</text:p>
            <text:p text:style-name="P102"><text:s text:c="4"/>}</text:p>
            <text:p text:style-name="P102">}</text:p>
          </table:table-cell>
        </table:table-row>
        <table:table-row>
          <table:table-cell table:style-name="Table5.A2" office:value-type="string">
            <text:p text:style-name="P114">Expected output</text:p>
          </table:table-cell>
          <table:table-cell table:style-name="Table5.B2" office:value-type="string">
            <text:p text:style-name="P90">Root.PackageVehicles [Package]</text:p>
            <text:p text:style-name="P90"><text:s/>Root.PackageVehicles.Vehicle [PartDef]</text:p>
            <text:p text:style-name="P90"><text:s/>Root.PackageVehicles.Wheel [PartDef]</text:p>
            <text:p text:style-name="P90"><text:s/>Root.PackageVehicles.WheelAxle [PartDef]</text:p>
            <text:p text:style-name="P90"><text:s/>Root.PackageVehicles.test_vehicle [Part]</text:p>
            <text:p text:style-name="P90"><text:s text:c="4"/>type=Root.PackageVehicles.Vehicle</text:p>
            <text:p text:style-name="P90"><text:s/>Root.PackageVehicles.vehicle [Part]</text:p>
            <text:p text:style-name="P90"><text:s text:c="4"/>type=Root.PackageVehicles.Vehicle</text:p>
            <text:p text:style-name="P90"><text:s text:c="2"/>Root.PackageVehicles.vehicle.a [Part]</text:p>
            <text:p text:style-name="P90"><text:s text:c="6"/>multiplicity=2</text:p>
            <text:p text:style-name="P90"><text:s text:c="6"/>type=Root.PackageVehicles.WheelAxle</text:p>
            <text:p text:style-name="P90"><text:s text:c="2"/>Root.PackageVehicles.vehicle.w [Part]</text:p>
            <text:p text:style-name="P90"><text:s text:c="6"/>multiplicity=4</text:p>
            <text:p text:style-name="P90"><text:s text:c="6"/>type=Root.PackageVehicles.Wheel</text:p>
            <text:p text:style-name="P90"><text:s text:c="3"/>Root.PackageVehicles.vehicle.w.LugBolt [PartDef]</text:p>
            <text:p text:style-name="P90">Root.SupportComponents [Package]</text:p>
            <text:p text:style-name="P90"><text:s/>Root.SupportComponents.parking_space [Part]</text:p>
            <text:p text:style-name="P90"><text:s text:c="4"/>type=None</text:p>
            <text:p text:style-name="P90"><text:s/>Root.SupportComponents.vehicle_shed [Part]</text:p>
            <text:p text:style-name="P90"><text:s text:c="4"/>multiplicity=4</text:p>
            <text:p text:style-name="P90"><text:s text:c="4"/>type=None</text:p>
            <text:p text:style-name="P90"><text:s/>Root.SupportComponents.repair_shop [Part]</text:p>
            <text:p text:style-name="P90"><text:s text:c="4"/>multiplicity=2</text:p>
            <text:p text:style-name="P90"><text:s text:c="4"/>type=None</text:p>
            <text:p text:style-name="P81"><text:s text:c="2"/>Root.SupportComponents.repair_shop.VehicleLift [PartDef]</text:p>
          </table:table-cell>
        </table:table-row>
        <text:soft-page-break/>
        <table:table-row table:style-name="Table5.6">
          <table:table-cell table:style-name="Table5.A2" office:value-type="string">
            <text:p text:style-name="P128"><text:span text:style-name="T44">C</text:span>omments</text:p>
          </table:table-cell>
          <table:table-cell table:style-name="Table5.B2" office:value-type="string">
            <text:p text:style-name="P70"><text:span text:style-name="T92">Several</text:span> syntactical forms <text:span text:style-name="T92">of</text:span> Part element <text:span text:style-name="T92">a</text:span>re illustrated in the above example:</text:p>
            <text:list xml:id="list1635333026" text:style-name="L8">
              <text:list-item>
                <text:p text:style-name="P156"><text:span text:style-name="T105">part parking_space;</text:span> — Part without multiplicity, without body, and <text:span text:style-name="T89">without</text:span> type specified</text:p>
              </text:list-item>
              <text:list-item>
                <text:p text:style-name="P156"><text:span text:style-name="T105">part vehicle_shed[4];</text:span> — Part with multiplicity, without body, and <text:span text:style-name="T89">without</text:span> type specified</text:p>
              </text:list-item>
              <text:list-item>
                <text:p text:style-name="P156"><text:span text:style-name="T105">part repair_shop[2] { ... }</text:span> — Part with multiplicity, with body, and <text:span text:style-name="T89">without</text:span> type specified</text:p>
              </text:list-item>
              <text:list-item>
                <text:p text:style-name="P156"><text:span text:style-name="T105">part test_vehicle:Vehicle;</text:span> — Part without multiplicity, without body, and type specified</text:p>
              </text:list-item>
              <text:list-item>
                <text:p text:style-name="P156"><text:span text:style-name="T105">part vehicle:Vehicle { ... }</text:span> — Part with<text:span text:style-name="T93">out multiplicity</text:span>, with body, <text:span text:style-name="T93">and with type specified</text:span></text:p>
              </text:list-item>
              <text:list-item>
                <text:p text:style-name="P157"><text:span text:style-name="T105">part a:WheelAxle[2];</text:span> — Part <text:span text:style-name="T90">with multiplicity, without body, and with type specified</text:span></text:p>
              </text:list-item>
              <text:list-item>
                <text:p text:style-name="P157"><text:span text:style-name="T105">part w:Wheel[4] { ... }</text:span> — Part with multiplicity, with body<text:span text:style-name="T89">, and with type specified</text:span></text:p>
              </text:list-item>
            </text:list>
            <text:p text:style-name="P53"/>
            <text:p text:style-name="P54">When a ‘Part’ element has <text:span text:style-name="T93">a </text:span>specified type, the type must be a defined ‘PartDef’ element as per Test Case #0004.</text:p>
          </table:table-cell>
        </table:table-row>
        <table:table-row table:style-name="Table5.6">
          <table:table-cell table:style-name="Table5.A2" office:value-type="string">
            <text:p text:style-name="P137">Rules/constraints</text:p>
          </table:table-cell>
          <table:table-cell table:style-name="Table5.B2" office:value-type="string">
            <text:p text:style-name="P152"><text:span text:style-name="T56">An implementation </text:span><text:span text:style-name="T59">of</text:span><text:span text:style-name="T57"> ‘part’ and ‘part def’ SysMLv2 keywords </text:span><text:span text:style-name="T56">must support </text:span><text:span text:style-name="T57">all </text:span><text:span text:style-name="T56">seven s</text:span><text:span text:style-name="T52">yntactical forms </text:span><text:span text:style-name="T56">shown in this Test Case.</text:span></text:p>
          </table:table-cell>
        </table:table-row>
      </table:table>
      <text:p text:style-name="P62"/>
      <text:p text:style-name="P62"/>
      <text:p text:style-name="P44"><text:span text:style-name="T15">Test Case #000</text:span><text:span text:style-name="T24">6</text:span><text:span text:style-name="T15">: </text:span><text:span text:style-name="T24">Name</text:span><text:span text:style-name="T25">space search rules</text:span></text:p>
      <text:p text:style-name="P27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5">Test <text:span text:style-name="T98">C</text:span>ase <text:span text:style-name="T98">ID</text:span></text:p>
          </table:table-cell>
          <table:table-cell table:style-name="Table7.B1" office:value-type="string">
            <text:p text:style-name="P115"><text:span text:style-name="T49">#</text:span>000<text:span text:style-name="T109">6</text:span></text:p>
          </table:table-cell>
        </table:table-row>
        <table:table-row>
          <table:table-cell table:style-name="Table7.A2" office:value-type="string">
            <text:p text:style-name="P115">Title</text:p>
          </table:table-cell>
          <table:table-cell table:style-name="Table7.B2" office:value-type="string">
            <text:p text:style-name="P146">Name<text:span text:style-name="T113">space search rules</text:span></text:p>
          </table:table-cell>
        </table:table-row>
        <table:table-row>
          <table:table-cell table:style-name="Table7.A2" office:value-type="string">
            <text:p text:style-name="P115">Description</text:p>
          </table:table-cell>
          <table:table-cell table:style-name="Table7.B2" office:value-type="string">
            <text:p text:style-name="P84"><text:span text:style-name="T112">Illustrates the </text:span>namespace search <text:span text:style-name="T114">rules</text:span></text:p>
          </table:table-cell>
        </table:table-row>
        <table:table-row>
          <table:table-cell table:style-name="Table7.A2" office:value-type="string">
            <text:p text:style-name="P123"><text:span text:style-name="T43">SysMLv2</text:span> textual notation</text:p>
          </table:table-cell>
          <table:table-cell table:style-name="Table7.B2" office:value-type="string">
            <text:p text:style-name="P103">package PackageVehicles {</text:p>
            <text:p text:style-name="P103"><text:s text:c="2"/></text:p>
            <text:p text:style-name="P103"><text:s text:c="4"/>part def Vehicle;</text:p>
            <text:p text:style-name="P103"><text:s text:c="4"/>part def Wheel;</text:p>
            <text:p text:style-name="P103"/>
            <text:p text:style-name="P103"><text:s text:c="4"/>part vehicle:Vehicle {</text:p>
            <text:p text:style-name="P103"><text:s text:c="8"/>part def Wheel;</text:p>
            <text:p text:style-name="P103"><text:s text:c="8"/>part w:Wheel[4];</text:p>
            <text:p text:style-name="P103"><text:s text:c="4"/>}</text:p>
            <text:p text:style-name="P103">}</text:p>
          </table:table-cell>
        </table:table-row>
        <table:table-row>
          <table:table-cell table:style-name="Table7.A2" office:value-type="string">
            <text:p text:style-name="P115">Expected output</text:p>
          </table:table-cell>
          <table:table-cell table:style-name="Table7.B2" office:value-type="string">
            <text:p text:style-name="P95">Root.PackageVehicles [Package]</text:p>
            <text:p text:style-name="P95"><text:s/>Root.PackageVehicles.Vehicle [PartDef]</text:p>
            <text:p text:style-name="P95"><text:s/>Root.PackageVehicles.Wheel [PartDef]</text:p>
            <text:p text:style-name="P95"><text:s/>Root.PackageVehicles.vehicle [Part]</text:p>
            <text:p text:style-name="P95"><text:s text:c="4"/>type=Root.PackageVehicles.Vehicle</text:p>
            <text:p text:style-name="P95"><text:s text:c="2"/>Root.PackageVehicles.vehicle.Wheel [PartDef]</text:p>
            <text:p text:style-name="P95"><text:s text:c="2"/>Root.PackageVehicles.vehicle.w [Part]</text:p>
            <text:p text:style-name="P95"><text:s text:c="6"/>multiplicity=4</text:p>
            <text:p text:style-name="P95"><text:s text:c="6"/><text:span text:style-name="T111">type=Root.PackageVehicles.vehicle.Wheel</text:span></text:p>
          </table:table-cell>
        </table:table-row>
        <table:table-row table:style-name="Table7.6">
          <table:table-cell table:style-name="Table7.A2" office:value-type="string">
            <text:p text:style-name="P129"><text:span text:style-name="T44">C</text:span>omments</text:p>
          </table:table-cell>
          <table:table-cell table:style-name="Table7.B2" office:value-type="string">
            <text:p text:style-name="P71"><text:span text:style-name="T51">I</text:span>n this example ‘part def Wheel’ exists both withing the ‘PackageVehicles’ and ‘part vehicle’ namespaces <text:span text:style-name="T115">(</text:span>and furthermore, ‘part vehicle’ <text:span text:style-name="T110">namespace </text:span>is nested within the ‘PackageVehicles’ namespace<text:span text:style-name="T115">)</text:span>. <text:span text:style-name="T110">In this case, Part ‘w’ id typed by PartDef that is within the inner (</text:span>‘part vehicle’<text:span text:style-name="T115">)</text:span> namespace.</text:p>
          </table:table-cell>
        </table:table-row>
        <table:table-row table:style-name="Table7.6">
          <table:table-cell table:style-name="Table7.A2" office:value-type="string">
            <text:p text:style-name="P138">Rules/constraints</text:p>
          </table:table-cell>
          <table:table-cell table:style-name="Table7.B2" office:value-type="string">
            <text:p text:style-name="P83">The namespace search starts from its own namespace, then proceeds into the parent namespaces <text:span text:style-name="T116">in the order </text:span>until the Root <text:span text:style-name="T116">namespace is reached.</text:span></text:p>
          </table:table-cell>
        </table:table-row>
      </table:table>
      <text:p text:style-name="P63"/>
      <text:p text:style-name="P63"/>
      <text:p text:style-name="P45"><text:span text:style-name="T15">Test Case #000</text:span><text:span text:style-name="T26">7</text:span><text:span text:style-name="T15">: </text:span><text:span text:style-name="T24">Name</text:span><text:span text:style-name="T25">space search rules</text:span></text:p>
      <text:p text:style-name="P28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16">Test <text:span text:style-name="T98">C</text:span>ase <text:span text:style-name="T98">ID</text:span></text:p>
          </table:table-cell>
          <table:table-cell table:style-name="Table8.B1" office:value-type="string">
            <text:p text:style-name="P116"><text:span text:style-name="T49">#</text:span>000<text:span text:style-name="T114">7</text:span></text:p>
          </table:table-cell>
        </table:table-row>
        <table:table-row>
          <table:table-cell table:style-name="Table8.A2" office:value-type="string">
            <text:p text:style-name="P116">Title</text:p>
          </table:table-cell>
          <table:table-cell table:style-name="Table8.B2" office:value-type="string">
            <text:p text:style-name="P147">Name<text:span text:style-name="T113">space search rules</text:span></text:p>
          </table:table-cell>
        </table:table-row>
        <table:table-row>
          <table:table-cell table:style-name="Table8.A2" office:value-type="string">
            <text:p text:style-name="P116">Description</text:p>
          </table:table-cell>
          <table:table-cell table:style-name="Table8.B2" office:value-type="string">
            <text:p text:style-name="P85"><text:span text:style-name="T112">Illustrates the </text:span>namespace search <text:span text:style-name="T114">rules</text:span></text:p>
          </table:table-cell>
        </table:table-row>
        <table:table-row>
          <table:table-cell table:style-name="Table8.A2" office:value-type="string">
            <text:p text:style-name="P124"><text:span text:style-name="T43">SysMLv2</text:span> textual notation</text:p>
          </table:table-cell>
          <table:table-cell table:style-name="Table8.B2" office:value-type="string">
            <text:p text:style-name="P104">package PackageVehicles {</text:p>
            <text:p text:style-name="P104"><text:s text:c="2"/></text:p>
            <text:p text:style-name="P104"><text:s text:c="4"/>part def Vehicle;</text:p>
            <text:p text:style-name="P104"><text:s text:c="4"/>part def Wheel;</text:p>
            <text:p text:style-name="P104"/>
            <text:p text:style-name="P104"><text:s text:c="4"/>part vehicle:Vehicle {</text:p>
            <text:p text:style-name="P104"><text:s text:c="8"/>part w:Wheel[4];</text:p>
            <text:p text:style-name="P104"><text:s text:c="4"/>}</text:p>
            <text:p text:style-name="P104">}</text:p>
          </table:table-cell>
        </table:table-row>
        <table:table-row>
          <table:table-cell table:style-name="Table8.A2" office:value-type="string">
            <text:p text:style-name="P116">Expected output</text:p>
          </table:table-cell>
          <table:table-cell table:style-name="Table8.B2" office:value-type="string">
            <text:p text:style-name="P96">Root.PackageVehicles [Package]</text:p>
            <text:p text:style-name="P96"><text:s/>Root.PackageVehicles.Vehicle [PartDef]</text:p>
            <text:p text:style-name="P96"><text:s/>Root.PackageVehicles.Wheel [PartDef]</text:p>
            <text:p text:style-name="P96"><text:s/>Root.PackageVehicles.vehicle [Part]</text:p>
            <text:p text:style-name="P96"><text:s text:c="4"/>type=Root.PackageVehicles.Vehicle</text:p>
            <text:p text:style-name="P96"><text:s text:c="2"/>Root.PackageVehicles.vehicle.w [Part]</text:p>
            <text:p text:style-name="P96"><text:s text:c="6"/>multiplicity=4</text:p>
            <text:p text:style-name="P96"><text:s text:c="6"/><text:span text:style-name="T111">type=Root.PackageVehicles.Wheel</text:span></text:p>
          </table:table-cell>
        </table:table-row>
        <table:table-row table:style-name="Table8.6">
          <table:table-cell table:style-name="Table8.A2" office:value-type="string">
            <text:p text:style-name="P130"><text:span text:style-name="T44">C</text:span>omments</text:p>
          </table:table-cell>
          <table:table-cell table:style-name="Table8.B2" office:value-type="string">
            <text:p text:style-name="P72">This example illustrates <text:span text:style-name="T117">execution of the </text:span>namespace search in the parent namespace. <text:span text:style-name="T51">In this example ‘part def Wheel’ doesn’t exists within the ‘part vehicle’ namespace, </text:span>and the parent namespace (that of ‘PackageVehicles’) is being searched to find PartDef ‘Wheel’.</text:p>
          </table:table-cell>
        </table:table-row>
        <table:table-row table:style-name="Table8.6">
          <table:table-cell table:style-name="Table8.A2" office:value-type="string">
            <text:p text:style-name="P139">Rules/constraints</text:p>
          </table:table-cell>
          <table:table-cell table:style-name="Table8.B2" office:value-type="string">
            <text:p text:style-name="P85">The namespace search starts from its own namespace, then proceeds into the parent namespaces <text:span text:style-name="T116">in the order </text:span>until the Root <text:span text:style-name="T115">namespace is reached</text:span>. <text:span text:style-name="T115">Compare to Test Case #0006</text:span></text:p>
          </table:table-cell>
        </table:table-row>
      </table:table>
      <text:p text:style-name="P64"/>
      <text:p text:style-name="P64"/>
      <text:p text:style-name="P46"><text:span text:style-name="T15">Test Case #000</text:span><text:span text:style-name="T27">8</text:span><text:span text:style-name="T15">: </text:span><text:span text:style-name="T27">‘Part’ </text:span><text:span text:style-name="T28">with </text:span><text:span text:style-name="T27">no type specified</text:span></text:p>
      <text:p text:style-name="P29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17">Test <text:span text:style-name="T98">C</text:span>ase <text:span text:style-name="T98">ID</text:span></text:p>
          </table:table-cell>
          <table:table-cell table:style-name="Table9.B1" office:value-type="string">
            <text:p text:style-name="P117"><text:span text:style-name="T49">#</text:span>000<text:span text:style-name="T118">8</text:span></text:p>
          </table:table-cell>
        </table:table-row>
        <table:table-row>
          <table:table-cell table:style-name="Table9.A2" office:value-type="string">
            <text:p text:style-name="P117">Title</text:p>
          </table:table-cell>
          <table:table-cell table:style-name="Table9.B2" office:value-type="string">
            <text:p text:style-name="P148"><text:span text:style-name="T122">A </text:span>‘Part’ <text:span text:style-name="T122">element may have </text:span>no type specified</text:p>
          </table:table-cell>
        </table:table-row>
        <table:table-row>
          <table:table-cell table:style-name="Table9.A2" office:value-type="string">
            <text:p text:style-name="P117">Description</text:p>
          </table:table-cell>
          <table:table-cell table:style-name="Table9.B2" office:value-type="string">
            <text:p text:style-name="P86"><text:span text:style-name="T120">A </text:span>‘Part’ <text:span text:style-name="T120">element </text:span>with not type may be specified. <text:span text:style-name="T119">This opens the question, what is the type of such element after parsing?</text:span></text:p>
          </table:table-cell>
        </table:table-row>
        <table:table-row>
          <table:table-cell table:style-name="Table9.A2" office:value-type="string">
            <text:p text:style-name="P125"><text:span text:style-name="T43">SysMLv2</text:span> textual notation</text:p>
          </table:table-cell>
          <table:table-cell table:style-name="Table9.B2" office:value-type="string">
            <text:p text:style-name="P105">package PackageVehicles {</text:p>
            <text:p text:style-name="P105"><text:s text:c="2"/></text:p>
            <text:p text:style-name="P105"><text:s text:c="4"/>part def Vehicle;</text:p>
            <text:p text:style-name="P105"><text:s text:c="4"/>part def Wheel;</text:p>
            <text:p text:style-name="P105"><text:s text:c="4"/>part partnotype1;</text:p>
            <text:p text:style-name="P105"/>
            <text:p text:style-name="P105"><text:s text:c="4"/>part vehicle:Vehicle {</text:p>
            <text:p text:style-name="P105"><text:s text:c="8"/>part w:Wheel[4];</text:p>
            <text:p text:style-name="P105"><text:s text:c="8"/>part partnotype2;</text:p>
            <text:p text:style-name="P105"><text:s text:c="4"/>}</text:p>
            <text:p text:style-name="P105">}</text:p>
          </table:table-cell>
        </table:table-row>
        <table:table-row>
          <table:table-cell table:style-name="Table9.A2" office:value-type="string">
            <text:p text:style-name="P117">Expected output</text:p>
          </table:table-cell>
          <table:table-cell table:style-name="Table9.B2" office:value-type="string">
            <text:p text:style-name="P97">Root.PackageVehicles [Package]</text:p>
            <text:p text:style-name="P97"><text:s/>Root.PackageVehicles.Vehicle [PartDef]</text:p>
            <text:p text:style-name="P97"><text:s/>Root.PackageVehicles.Wheel [PartDef]</text:p>
            <text:p text:style-name="P97"><text:s/>Root.PackageVehicles.partnotype1 [Part]</text:p>
            <text:p text:style-name="P97"><text:s text:c="4"/>type=None</text:p>
            <text:p text:style-name="P97"><text:s/>Root.PackageVehicles.vehicle [Part]</text:p>
            <text:p text:style-name="P97"><text:s text:c="4"/>type=Root.PackageVehicles.Vehicle</text:p>
            <text:p text:style-name="P97"><text:s text:c="2"/>Root.PackageVehicles.vehicle.w [Part]</text:p>
            <text:p text:style-name="P97"><text:s text:c="6"/>multiplicity=4</text:p>
            <text:p text:style-name="P97"><text:s text:c="6"/>type=Root.PackageVehicles.Wheel</text:p>
            <text:p text:style-name="P97"><text:s text:c="2"/>Root.PackageVehicles.vehicle.partnotype2 [Part]</text:p>
            <text:p text:style-name="P97"><text:s text:c="6"/>type=None</text:p>
          </table:table-cell>
        </table:table-row>
        <table:table-row table:style-name="Table9.6">
          <table:table-cell table:style-name="Table9.A2" office:value-type="string">
            <text:p text:style-name="P131"><text:span text:style-name="T44">C</text:span>omments</text:p>
          </table:table-cell>
          <table:table-cell table:style-name="Table9.B2" office:value-type="string">
            <text:p text:style-name="P87"><text:span text:style-name="T120">A </text:span>‘Part’ <text:span text:style-name="T122">element may have no type, as shown above for the elements ‘partnotype1’ and ‘partnotype2’.</text:span></text:p>
          </table:table-cell>
        </table:table-row>
        <table:table-row table:style-name="Table9.6">
          <table:table-cell table:style-name="Table9.A2" office:value-type="string">
            <text:p text:style-name="P140">Rules/constraints</text:p>
          </table:table-cell>
          <table:table-cell table:style-name="Table9.B2" office:value-type="string">
            <text:p text:style-name="P88">N/A</text:p>
          </table:table-cell>
        </table:table-row>
      </table:table>
      <text:p text:style-name="P65"/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2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3</text:page-number>/<text:page-count>13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1T07:51:24.361818858</meta:creation-date>
    <dc:date>2021-12-17T12:59:04.476442292</dc:date>
    <meta:editing-duration>PT12H16M51S</meta:editing-duration>
    <meta:editing-cycles>104</meta:editing-cycles>
    <meta:generator>LibreOffice/6.1.5.2$Linux_X86_64 LibreOffice_project/10$Build-2</meta:generator>
    <meta:document-statistic meta:table-count="10" meta:image-count="0" meta:object-count="0" meta:page-count="13" meta:paragraph-count="372" meta:word-count="1941" meta:character-count="15246" meta:non-whitespace-character-count="13132"/>
  </office:meta>
</office:document-meta>
</file>